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ato" svg:font-family="Lato, Helvetica, Arial, sans-serif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396in" table:align="left"/>
    </style:style>
    <style:style style:name="Table1.A" style:family="table-column">
      <style:table-column-properties style:column-width="0.9944in"/>
    </style:style>
    <style:style style:name="Table1.B" style:family="table-column">
      <style:table-column-properties style:column-width="4.8451in"/>
    </style:style>
    <style:style style:name="Table1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.B1" style:family="table-cell">
      <style:table-cell-properties style:vertical-align="middle" fo:padding="0.0729in" fo:border="0.05pt solid #000000"/>
    </style:style>
    <style:style style:name="Table1.B2" style:family="table-cell">
      <style:table-cell-properties style:vertical-align="middle" fo:padding="0.0729in" fo:border="0.05pt solid #000000"/>
    </style:style>
    <style:style style:name="Table1.B3" style:family="table-cell">
      <style:table-cell-properties style:vertical-align="middle" fo:padding="0.0729in" fo:border="0.05pt solid #000000"/>
    </style:style>
    <style:style style:name="Table1.B4" style:family="table-cell">
      <style:table-cell-properties style:vertical-align="middle" fo:padding="0.0729in" fo:border="0.05pt solid #000000"/>
    </style:style>
    <style:style style:name="Table1.B5" style:family="table-cell">
      <style:table-cell-properties style:vertical-align="middle" fo:padding="0.0729in" fo:border="0.05pt solid #000000"/>
    </style:style>
    <style:style style:name="Table1.B6" style:family="table-cell">
      <style:table-cell-properties style:vertical-align="middle" fo:padding="0.0729in" fo:border="0.05pt solid #000000"/>
    </style:style>
    <style:style style:name="Table1.B7" style:family="table-cell">
      <style:table-cell-properties style:vertical-align="middle" fo:padding="0.0729in" fo:border="0.05pt solid #000000"/>
    </style:style>
    <style:style style:name="Table2" style:family="table">
      <style:table-properties style:width="5.8396in" table:align="left"/>
    </style:style>
    <style:style style:name="Table2.A" style:family="table-column">
      <style:table-column-properties style:column-width="0.9944in"/>
    </style:style>
    <style:style style:name="Table2.B" style:family="table-column">
      <style:table-column-properties style:column-width="4.8451in"/>
    </style:style>
    <style:style style:name="Table2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2.B1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3" style:family="table">
      <style:table-properties style:width="5.8396in" table:align="left"/>
    </style:style>
    <style:style style:name="Table3.A" style:family="table-column">
      <style:table-column-properties style:column-width="0.9944in"/>
    </style:style>
    <style:style style:name="Table3.B" style:family="table-column">
      <style:table-column-properties style:column-width="4.8451in"/>
    </style:style>
    <style:style style:name="Table3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3.B1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B5" style:family="table-cell">
      <style:table-cell-properties style:vertical-align="middle" fo:padding="0.0729in" fo:border="0.05pt solid #000000"/>
    </style:style>
    <style:style style:name="Table3.B6" style:family="table-cell">
      <style:table-cell-properties style:vertical-align="middle" fo:padding="0.0729in" fo:border="0.05pt solid #000000"/>
    </style:style>
    <style:style style:name="Table3.B7" style:family="table-cell">
      <style:table-cell-properties style:vertical-align="middle" fo:padding="0.0729in" fo:border="0.05pt solid #000000"/>
    </style:style>
    <style:style style:name="Table5" style:family="table">
      <style:table-properties style:width="5.8396in" table:align="left"/>
    </style:style>
    <style:style style:name="Table5.A" style:family="table-column">
      <style:table-column-properties style:column-width="0.9944in"/>
    </style:style>
    <style:style style:name="Table5.B" style:family="table-column">
      <style:table-column-properties style:column-width="4.8451in"/>
    </style:style>
    <style:style style:name="Table5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5.B1" style:family="table-cell">
      <style:table-cell-properties style:vertical-align="middle" fo:padding="0.0729in" fo:border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B7" style:family="table-cell">
      <style:table-cell-properties style:vertical-align="middle" fo:padding="0.0729in" fo:border="0.05pt solid #000000"/>
    </style:style>
    <style:style style:name="Table4" style:family="table">
      <style:table-properties style:width="5.8396in" table:align="left"/>
    </style:style>
    <style:style style:name="Table4.A" style:family="table-column">
      <style:table-column-properties style:column-width="0.9944in"/>
    </style:style>
    <style:style style:name="Table4.B" style:family="table-column">
      <style:table-column-properties style:column-width="4.8451in"/>
    </style:style>
    <style:style style:name="Table4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4.B1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B5" style:family="table-cell">
      <style:table-cell-properties style:vertical-align="middle" fo:padding="0.0729in" fo:border="0.05pt solid #000000"/>
    </style:style>
    <style:style style:name="Table4.B6" style:family="table-cell">
      <style:table-cell-properties style:vertical-align="middle" fo:padding="0.0729in" fo:border="0.05pt solid #000000"/>
    </style:style>
    <style:style style:name="Table4.B7" style:family="table-cell">
      <style:table-cell-properties style:vertical-align="middle" fo:padding="0.0729in" fo:border="0.05pt solid #000000"/>
    </style:style>
    <style:style style:name="Table6" style:family="table">
      <style:table-properties style:width="5.8396in" table:align="left"/>
    </style:style>
    <style:style style:name="Table6.A" style:family="table-column">
      <style:table-column-properties style:column-width="0.9944in"/>
    </style:style>
    <style:style style:name="Table6.B" style:family="table-column">
      <style:table-column-properties style:column-width="4.8451in"/>
    </style:style>
    <style:style style:name="Table6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6.B1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B7" style:family="table-cell">
      <style:table-cell-properties style:vertical-align="middle" fo:padding="0.0729in" fo:border="0.05pt solid #000000"/>
    </style:style>
    <style:style style:name="Table7" style:family="table">
      <style:table-properties style:width="5.8396in" table:align="left"/>
    </style:style>
    <style:style style:name="Table7.A" style:family="table-column">
      <style:table-column-properties style:column-width="0.9944in"/>
    </style:style>
    <style:style style:name="Table7.B" style:family="table-column">
      <style:table-column-properties style:column-width="4.8451in"/>
    </style:style>
    <style:style style:name="Table7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7.B1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B6" style:family="table-cell">
      <style:table-cell-properties style:vertical-align="middle" fo:padding="0.0729in" fo:border="0.05pt solid #000000"/>
    </style:style>
    <style:style style:name="Table7.B7" style:family="table-cell">
      <style:table-cell-properties style:vertical-align="middle" fo:padding="0.0729in" fo:border="0.05pt solid #000000"/>
    </style:style>
    <style:style style:name="Table8" style:family="table">
      <style:table-properties style:width="5.8396in" table:align="left"/>
    </style:style>
    <style:style style:name="Table8.A" style:family="table-column">
      <style:table-column-properties style:column-width="0.9944in"/>
    </style:style>
    <style:style style:name="Table8.B" style:family="table-column">
      <style:table-column-properties style:column-width="4.8451in"/>
    </style:style>
    <style:style style:name="Table8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8.B1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B3" style:family="table-cell">
      <style:table-cell-properties style:vertical-align="middle" fo:padding="0.0729in" fo:border="0.05pt solid #000000"/>
    </style:style>
    <style:style style:name="Table8.B4" style:family="table-cell">
      <style:table-cell-properties style:vertical-align="middle" fo:padding="0.0729in" fo:border="0.05pt solid #000000"/>
    </style:style>
    <style:style style:name="Table8.B5" style:family="table-cell">
      <style:table-cell-properties style:vertical-align="middle" fo:padding="0.0729in" fo:border="0.05pt solid #000000"/>
    </style:style>
    <style:style style:name="Table8.B6" style:family="table-cell">
      <style:table-cell-properties style:vertical-align="middle" fo:padding="0.0729in" fo:border="0.05pt solid #000000"/>
    </style:style>
    <style:style style:name="Table8.B7" style:family="table-cell">
      <style:table-cell-properties style:vertical-align="middle" fo:padding="0.0729in" fo:border="0.05pt solid #000000"/>
    </style:style>
    <style:style style:name="Table9" style:family="table">
      <style:table-properties style:width="5.8396in" table:align="left"/>
    </style:style>
    <style:style style:name="Table9.A" style:family="table-column">
      <style:table-column-properties style:column-width="0.9944in"/>
    </style:style>
    <style:style style:name="Table9.B" style:family="table-column">
      <style:table-column-properties style:column-width="4.8451in"/>
    </style:style>
    <style:style style:name="Table9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9.B1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B3" style:family="table-cell">
      <style:table-cell-properties style:vertical-align="middle" fo:padding="0.0729in" fo:border="0.05pt solid #000000"/>
    </style:style>
    <style:style style:name="Table9.B4" style:family="table-cell">
      <style:table-cell-properties style:vertical-align="middle" fo:padding="0.0729in" fo:border="0.05pt solid #000000"/>
    </style:style>
    <style:style style:name="Table9.B5" style:family="table-cell">
      <style:table-cell-properties style:vertical-align="middle" fo:padding="0.0729in" fo:border="0.05pt solid #000000"/>
    </style:style>
    <style:style style:name="Table9.B6" style:family="table-cell">
      <style:table-cell-properties style:vertical-align="middle" fo:padding="0.0729in" fo:border="0.05pt solid #000000"/>
    </style:style>
    <style:style style:name="Table9.B7" style:family="table-cell">
      <style:table-cell-properties style:vertical-align="middle" fo:padding="0.0729in" fo:border="0.05pt solid #000000"/>
    </style:style>
    <style:style style:name="Table10" style:family="table">
      <style:table-properties style:width="5.8396in" table:align="left"/>
    </style:style>
    <style:style style:name="Table10.A" style:family="table-column">
      <style:table-column-properties style:column-width="0.9944in"/>
    </style:style>
    <style:style style:name="Table10.B" style:family="table-column">
      <style:table-column-properties style:column-width="4.8451in"/>
    </style:style>
    <style:style style:name="Table10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0.B1" style:family="table-cell">
      <style:table-cell-properties style:vertical-align="middle" fo:padding="0.0729in" fo:border="0.05pt solid #000000"/>
    </style:style>
    <style:style style:name="Table10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729in" fo:border="0.05pt solid #000000"/>
    </style:style>
    <style:style style:name="Table10.B4" style:family="table-cell">
      <style:table-cell-properties style:vertical-align="middle" fo:padding="0.0729in" fo:border="0.05pt solid #000000"/>
    </style:style>
    <style:style style:name="Table10.B5" style:family="table-cell">
      <style:table-cell-properties style:vertical-align="middle" fo:padding="0.0729in" fo:border="0.05pt solid #000000"/>
    </style:style>
    <style:style style:name="Table10.B6" style:family="table-cell">
      <style:table-cell-properties style:vertical-align="middle" fo:padding="0.0729in" fo:border="0.05pt solid #000000"/>
    </style:style>
    <style:style style:name="Table10.B7" style:family="table-cell">
      <style:table-cell-properties style:vertical-align="middle" fo:padding="0.0729in" fo:border="0.05pt solid #000000"/>
    </style:style>
    <style:style style:name="P1" style:family="paragraph" style:parent-style-name="Standard">
      <style:text-properties officeooo:paragraph-rsid="0011dc3a"/>
    </style:style>
    <style:style style:name="P2" style:family="paragraph" style:parent-style-name="Standard">
      <style:text-properties officeooo:paragraph-rsid="001bdc86"/>
    </style:style>
    <style:style style:name="P3" style:family="paragraph" style:parent-style-name="Standard">
      <style:text-properties officeooo:paragraph-rsid="00252713"/>
    </style:style>
    <style:style style:name="P4" style:family="paragraph" style:parent-style-name="Standard">
      <style:text-properties officeooo:paragraph-rsid="0026f3b6"/>
    </style:style>
    <style:style style:name="P5" style:family="paragraph" style:parent-style-name="Standard">
      <style:text-properties officeooo:paragraph-rsid="0029e52e"/>
    </style:style>
    <style:style style:name="P6" style:family="paragraph" style:parent-style-name="Standard">
      <style:text-properties officeooo:paragraph-rsid="002bb2ac"/>
    </style:style>
    <style:style style:name="P7" style:family="paragraph" style:parent-style-name="Standard">
      <style:text-properties officeooo:paragraph-rsid="002f81e3"/>
    </style:style>
    <style:style style:name="P8" style:family="paragraph" style:parent-style-name="Standard">
      <style:text-properties officeooo:paragraph-rsid="0031448e"/>
    </style:style>
    <style:style style:name="P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fo:background-color="transparent"/>
    </style:style>
    <style:style style:name="P1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27199" fo:background-color="transparent"/>
    </style:style>
    <style:style style:name="P1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3382f" fo:background-color="transparent"/>
    </style:style>
    <style:style style:name="P1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49ed6" fo:background-color="transparent"/>
    </style:style>
    <style:style style:name="P13" style:family="paragraph" style:parent-style-name="Text_20_body" style:list-style-name="L2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68618" fo:background-color="transparent"/>
    </style:style>
    <style:style style:name="P1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79a8c" fo:background-color="transparent"/>
    </style:style>
    <style:style style:name="P1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bdc86" fo:background-color="transparent"/>
    </style:style>
    <style:style style:name="P1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1e4039" fo:background-color="transparent"/>
    </style:style>
    <style:style style:name="P1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52713" fo:background-color="transparent"/>
    </style:style>
    <style:style style:name="P1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6f3b6" fo:background-color="transparent"/>
    </style:style>
    <style:style style:name="P1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9e52e" fo:background-color="transparent"/>
    </style:style>
    <style:style style:name="P2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bb2ac" fo:background-color="transparent"/>
    </style:style>
    <style:style style:name="P2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e08eb" fo:background-color="transparent"/>
    </style:style>
    <style:style style:name="P2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f81e3" fo:background-color="transparent"/>
    </style:style>
    <style:style style:name="P2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31448e" fo:background-color="transparent"/>
    </style:style>
    <style:style style:name="P24" style:family="paragraph" style:parent-style-name="Text_20_body">
      <style:paragraph-properties fo:margin-left="0in" fo:margin-right="0in" fo:widows="1" fo:text-indent="0in" style:auto-text-indent="false" style:writing-mode="lr-tb"/>
      <style:text-properties fo:color="#000000" style:font-name="Arial" fo:font-size="9.75pt" officeooo:paragraph-rsid="00149ed6" fo:background-color="transparent"/>
    </style:style>
    <style:style style:name="P25" style:family="paragraph" style:parent-style-name="Text_20_body">
      <style:paragraph-properties fo:margin-left="0in" fo:margin-right="0in" fo:widows="1" fo:text-indent="0in" style:auto-text-indent="false" style:writing-mode="lr-tb"/>
      <style:text-properties fo:color="#000000" style:font-name="Arial" fo:font-size="9.75pt" officeooo:paragraph-rsid="00179a8c" fo:background-color="transparent"/>
    </style:style>
    <style:style style:name="P26" style:family="paragraph" style:parent-style-name="Text_20_body">
      <style:paragraph-properties fo:margin-left="0in" fo:margin-right="0in" fo:widows="1" fo:text-indent="0in" style:auto-text-indent="false" style:writing-mode="lr-tb"/>
    </style:style>
    <style:style style:name="P27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3382f"/>
    </style:style>
    <style:style style:name="P28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27199"/>
    </style:style>
    <style:style style:name="P29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49ed6"/>
    </style:style>
    <style:style style:name="P30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79a8c"/>
    </style:style>
    <style:style style:name="P31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bdc86"/>
    </style:style>
    <style:style style:name="P32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52713"/>
    </style:style>
    <style:style style:name="P33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6f3b6"/>
    </style:style>
    <style:style style:name="P34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9e52e"/>
    </style:style>
    <style:style style:name="P35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bb2ac"/>
    </style:style>
    <style:style style:name="P36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f81e3"/>
    </style:style>
    <style:style style:name="P37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1448e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23131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49ed6" fo:background-color="transparent"/>
    </style:style>
    <style:style style:name="P40" style:family="paragraph" style:parent-style-name="Text_20_body" style:list-style-name="L2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68618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79a8c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1bdc86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52713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6f3b6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9e52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bb2ac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2f81e3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" fo:font-size="9.75pt" fo:letter-spacing="normal" fo:font-style="normal" fo:font-weight="normal" officeooo:rsid="00123131" officeooo:paragraph-rsid="0031448e" fo:background-color="transparent"/>
    </style:style>
    <style:style style:name="P49" style:family="paragraph" style:parent-style-name="Text_20_body" style:list-style-name="L2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officeooo:paragraph-rsid="00168618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officeooo:rsid="00168618" officeooo:paragraph-rsid="00168618"/>
    </style:style>
    <style:style style:name="P5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fo:background-color="transparent"/>
    </style:style>
    <style:style style:name="P5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11dc3a" fo:background-color="transparent"/>
    </style:style>
    <style:style style:name="P5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1bdc86" fo:background-color="transparent"/>
    </style:style>
    <style:style style:name="P5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52713" fo:background-color="transparent"/>
    </style:style>
    <style:style style:name="P5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6f3b6" fo:background-color="transparent"/>
    </style:style>
    <style:style style:name="P5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9e52e" fo:background-color="transparent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bb2ac" fo:background-color="transparent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2f81e3" fo:background-color="transparent"/>
    </style:style>
    <style:style style:name="P5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font-weight="bold" officeooo:paragraph-rsid="0031448e" fo:background-color="transparent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fo:background-color="transparent"/>
    </style:style>
    <style:style style:name="P6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11dc3a" fo:background-color="transparent"/>
    </style:style>
    <style:style style:name="P6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19ceb0" fo:background-color="transparent"/>
    </style:style>
    <style:style style:name="P6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1bdc86" fo:background-color="transparent"/>
    </style:style>
    <style:style style:name="P6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52713" fo:background-color="transparent"/>
    </style:style>
    <style:style style:name="P6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6f3b6" fo:background-color="transparent"/>
    </style:style>
    <style:style style:name="P6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9e52e" fo:background-color="transparent"/>
    </style:style>
    <style:style style:name="P6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e08eb" fo:background-color="transparent"/>
    </style:style>
    <style:style style:name="P6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2f81e3" fo:background-color="transparent"/>
    </style:style>
    <style:style style:name="P6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paragraph-rsid="0031448e" fo:background-color="transparent"/>
    </style:style>
    <style:style style:name="P7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11dc3a" fo:background-color="transparent"/>
    </style:style>
    <style:style style:name="P7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1bdc86" fo:background-color="transparent"/>
    </style:style>
    <style:style style:name="P7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52713" fo:background-color="transparent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6f3b6" fo:background-color="transparent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9e52e" fo:background-color="transparent"/>
    </style:style>
    <style:style style:name="P7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bb2ac" fo:background-color="transparent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2f81e3" fo:background-color="transparent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1dc3a" officeooo:paragraph-rsid="0031448e" fo:background-color="transparent"/>
    </style:style>
    <style:style style:name="P7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1bdc86" officeooo:paragraph-rsid="001bdc86" fo:background-color="transparent"/>
    </style:style>
    <style:style style:name="P7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1e22e" officeooo:paragraph-rsid="0021e22e" fo:background-color="transparent"/>
    </style:style>
    <style:style style:name="P8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52713" fo:background-color="transparent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6f3b6" fo:background-color="transparent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9e52e" fo:background-color="transparent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bb2ac" fo:background-color="transparent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2f81e3" fo:background-color="transparent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52713" officeooo:paragraph-rsid="0031448e" fo:background-color="transparent"/>
    </style:style>
    <style:style style:name="P8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6f3b6" officeooo:paragraph-rsid="0026f3b6" fo:background-color="transparent"/>
    </style:style>
    <style:style style:name="P8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2414" officeooo:paragraph-rsid="002b2414" fo:background-color="transparent"/>
    </style:style>
    <style:style style:name="P8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2414" officeooo:paragraph-rsid="002bb2ac" fo:background-color="transparent"/>
    </style:style>
    <style:style style:name="P8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2414" officeooo:paragraph-rsid="002f81e3" fo:background-color="transparent"/>
    </style:style>
    <style:style style:name="P9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2414" officeooo:paragraph-rsid="0031448e" fo:background-color="transparent"/>
    </style:style>
    <style:style style:name="P9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2bb2ac" officeooo:paragraph-rsid="002bb2ac" fo:background-color="transparent"/>
    </style:style>
    <style:style style:name="P9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" fo:font-size="9.75pt" officeooo:rsid="0031448e" officeooo:paragraph-rsid="0031448e" fo:background-color="transparent"/>
    </style:style>
    <style:style style:name="P9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officeooo:paragraph-rsid="0011dc3a"/>
    </style:style>
    <style:style style:name="P9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11dc3a" fo:background-color="transparent"/>
    </style:style>
    <style:style style:name="P95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1bdc86" fo:background-color="transparent"/>
    </style:style>
    <style:style style:name="P96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52713" fo:background-color="transparent"/>
    </style:style>
    <style:style style:name="P9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6f3b6" fo:background-color="transparent"/>
    </style:style>
    <style:style style:name="P9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9e52e" fo:background-color="transparent"/>
    </style:style>
    <style:style style:name="P9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bb2ac" fo:background-color="transparent"/>
    </style:style>
    <style:style style:name="P10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2f81e3" fo:background-color="transparent"/>
    </style:style>
    <style:style style:name="P10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officeooo:paragraph-rsid="0031448e" fo:background-color="transparent"/>
    </style:style>
    <style:style style:name="P10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fo:background-color="transparent"/>
    </style:style>
    <style:style style:name="P103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11dc3a" fo:background-color="transparent"/>
    </style:style>
    <style:style style:name="P10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1bdc86" fo:background-color="transparent"/>
    </style:style>
    <style:style style:name="P105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52713" fo:background-color="transparent"/>
    </style:style>
    <style:style style:name="P106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6f3b6" fo:background-color="transparent"/>
    </style:style>
    <style:style style:name="P10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9e52e" fo:background-color="transparent"/>
    </style:style>
    <style:style style:name="P10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bb2ac" fo:background-color="transparent"/>
    </style:style>
    <style:style style:name="P10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2f81e3" fo:background-color="transparent"/>
    </style:style>
    <style:style style:name="P11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" fo:font-size="9.75pt" fo:font-weight="bold" officeooo:paragraph-rsid="0031448e" fo:background-color="transparent"/>
    </style:style>
    <style:style style:name="P111" style:family="paragraph" style:parent-style-name="Table_20_Contents">
      <style:paragraph-properties fo:margin-top="0in" fo:margin-bottom="0in" style:contextual-spacing="false" fo:line-height="120%" style:writing-mode="lr-tb"/>
      <style:text-properties fo:color="#009900" style:font-name="Arial" fo:font-size="9.75pt" fo:font-weight="bold" fo:background-color="transparent" style:font-weight-asian="bold" style:font-weight-complex="bold"/>
    </style:style>
    <style:style style:name="P112" style:family="paragraph" style:parent-style-name="Table_20_Contents">
      <style:paragraph-properties fo:margin-top="0in" fo:margin-bottom="0in" style:contextual-spacing="false" fo:line-height="120%" style:writing-mode="lr-tb"/>
      <style:text-properties fo:color="#ff3333" style:font-name="Arial" fo:font-size="9.75pt" fo:font-weight="bold" officeooo:paragraph-rsid="00179a8c" fo:background-color="transparent" style:font-weight-asian="bold" style:font-weight-complex="bold"/>
    </style:style>
    <style:style style:name="P113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fo:background-color="transparent"/>
    </style:style>
    <style:style style:name="P114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1dc3a" fo:background-color="transparent"/>
    </style:style>
    <style:style style:name="P115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23131" fo:background-color="transparent"/>
    </style:style>
    <style:style style:name="P116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79a8c" fo:background-color="transparent"/>
    </style:style>
    <style:style style:name="P117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bdc86" fo:background-color="transparent"/>
    </style:style>
    <style:style style:name="P118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52713" fo:background-color="transparent"/>
    </style:style>
    <style:style style:name="P119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6f3b6" fo:background-color="transparent"/>
    </style:style>
    <style:style style:name="P120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9e52e" fo:background-color="transparent"/>
    </style:style>
    <style:style style:name="P121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bb2ac" fo:background-color="transparent"/>
    </style:style>
    <style:style style:name="P122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2f81e3" fo:background-color="transparent"/>
    </style:style>
    <style:style style:name="P123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31448e" fo:background-color="transparent"/>
    </style:style>
    <style:style style:name="P124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11dc3a" fo:background-color="transparent"/>
    </style:style>
    <style:style style:name="P125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123131" fo:background-color="transparent"/>
    </style:style>
    <style:style style:name="P126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1bdc86" fo:background-color="transparent"/>
    </style:style>
    <style:style style:name="P127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52713" fo:background-color="transparent"/>
    </style:style>
    <style:style style:name="P128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6f3b6" fo:background-color="transparent"/>
    </style:style>
    <style:style style:name="P129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9e52e" fo:background-color="transparent"/>
    </style:style>
    <style:style style:name="P130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bb2ac" fo:background-color="transparent"/>
    </style:style>
    <style:style style:name="P131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2f81e3" fo:background-color="transparent"/>
    </style:style>
    <style:style style:name="P132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rsid="0011dc3a" officeooo:paragraph-rsid="0031448e" fo:background-color="transparent"/>
    </style:style>
    <style:style style:name="P133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79a8c"/>
    </style:style>
    <style:style style:name="P134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officeooo:paragraph-rsid="001a021b"/>
    </style:style>
    <style:style style:name="P135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" fo:font-size="9.75pt" fo:font-weight="normal" officeooo:rsid="001d69d2" officeooo:paragraph-rsid="001d69d2" fo:background-color="transparent" style:font-weight-asian="normal" style:font-weight-complex="normal"/>
    </style:style>
    <style:style style:name="P136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</style:style>
    <style:style style:name="P137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officeooo:paragraph-rsid="0011dc3a"/>
    </style:style>
    <style:style style:name="P138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officeooo:paragraph-rsid="00179a8c"/>
    </style:style>
    <style:style style:name="P139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officeooo:rsid="00179a8c" officeooo:paragraph-rsid="00179a8c"/>
    </style:style>
    <style:style style:name="P140" style:family="paragraph" style:parent-style-name="Table_20_Contents" style:list-style-name="L2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style:font-name="Arial1" fo:font-size="9.69999980926514pt" officeooo:rsid="001d69d2" officeooo:paragraph-rsid="001d69d2" style:font-size-asian="9.69999980926514pt" style:font-size-complex="9.69999980926514pt"/>
    </style:style>
    <style:style style:name="P141" style:family="paragraph" style:parent-style-name="Table_20_Contents" style:list-style-name="L2">
      <style:paragraph-properties style:writing-mode="lr-tb"/>
      <style:text-properties style:font-name="Arial1" fo:font-size="9.69999980926514pt" officeooo:paragraph-rsid="00252713" style:font-size-asian="9.69999980926514pt" style:font-size-complex="9.69999980926514pt"/>
    </style:style>
    <style:style style:name="P142" style:family="paragraph" style:parent-style-name="Table_20_Contents" style:list-style-name="L2">
      <style:paragraph-properties style:writing-mode="lr-tb"/>
      <style:text-properties style:font-name="Arial1" fo:font-size="9.69999980926514pt" officeooo:paragraph-rsid="0026f3b6" style:font-size-asian="9.69999980926514pt" style:font-size-complex="9.69999980926514pt"/>
    </style:style>
    <style:style style:name="P143" style:family="paragraph" style:parent-style-name="Table_20_Contents" style:list-style-name="L2">
      <style:paragraph-properties style:writing-mode="lr-tb"/>
      <style:text-properties style:font-name="Arial1" fo:font-size="9.69999980926514pt" officeooo:paragraph-rsid="0029e52e" style:font-size-asian="9.69999980926514pt" style:font-size-complex="9.69999980926514pt"/>
    </style:style>
    <style:style style:name="P144" style:family="paragraph" style:parent-style-name="Table_20_Contents" style:list-style-name="L2">
      <style:paragraph-properties style:writing-mode="lr-tb"/>
      <style:text-properties style:font-name="Arial1" fo:font-size="9.69999980926514pt" officeooo:paragraph-rsid="002bb2ac" style:font-size-asian="9.69999980926514pt" style:font-size-complex="9.69999980926514pt"/>
    </style:style>
    <style:style style:name="P145" style:family="paragraph" style:parent-style-name="Table_20_Contents" style:list-style-name="L2">
      <style:paragraph-properties style:writing-mode="lr-tb"/>
      <style:text-properties style:font-name="Arial1" fo:font-size="9.69999980926514pt" officeooo:paragraph-rsid="002f81e3" style:font-size-asian="9.69999980926514pt" style:font-size-complex="9.69999980926514pt"/>
    </style:style>
    <style:style style:name="P146" style:family="paragraph" style:parent-style-name="Table_20_Contents" style:list-style-name="L2">
      <style:paragraph-properties style:writing-mode="lr-tb"/>
      <style:text-properties style:font-name="Arial1" fo:font-size="9.69999980926514pt" officeooo:paragraph-rsid="0031448e" style:font-size-asian="9.69999980926514pt" style:font-size-complex="9.69999980926514pt"/>
    </style:style>
    <style:style style:name="P147" style:family="paragraph">
      <style:paragraph-properties style:writing-mode="lr-tb"/>
      <style:text-properties style:font-name="Arial1" fo:font-size="9.69999980926514pt" style:font-size-asian="9.69999980926514pt" style:font-size-complex="9.69999980926514pt"/>
    </style:style>
    <style:style style:name="P148" style:family="paragraph" style:list-style-name="L2">
      <style:paragraph-properties style:writing-mode="lr-tb"/>
      <style:text-properties style:font-name="Arial1" fo:font-size="9.69999980926514pt" style:font-size-asian="9.69999980926514pt" style:font-size-complex="9.69999980926514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fo:color="#000000" style:font-name="Arial" fo:font-size="9.75pt" fo:background-color="transparent" loext:char-shading-value="0"/>
    </style:style>
    <style:style style:name="T3" style:family="text">
      <style:text-properties fo:color="#000000" style:font-name="Arial" fo:font-size="9.75pt" officeooo:rsid="0011ba8a" fo:background-color="transparent" loext:char-shading-value="0"/>
    </style:style>
    <style:style style:name="T4" style:family="text">
      <style:text-properties fo:color="#000000" style:font-name="Arial" fo:font-size="9.75pt" officeooo:rsid="0011dc3a" fo:background-color="transparent" loext:char-shading-value="0"/>
    </style:style>
    <style:style style:name="T5" style:family="text">
      <style:text-properties fo:color="#000000" style:font-name="Arial" fo:font-size="9.75pt" fo:font-weight="bold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1ba8a" fo:background-color="transparent" loext:char-shading-value="0"/>
    </style:style>
    <style:style style:name="T8" style:family="text">
      <style:text-properties officeooo:rsid="00179a8c" fo:background-color="transparent" loext:char-shading-value="0"/>
    </style:style>
    <style:style style:name="T9" style:family="text">
      <style:text-properties officeooo:rsid="0011ba8a"/>
    </style:style>
    <style:style style:name="T10" style:family="text">
      <style:text-properties officeooo:rsid="0011dc3a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9.75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000000" style:font-name="Arial" fo:font-size="9.75pt" fo:letter-spacing="normal" fo:font-style="normal" fo:font-weight="normal" officeooo:rsid="00127199" fo:background-color="transparent" loext:char-shading-value="0"/>
    </style:style>
    <style:style style:name="T14" style:family="text">
      <style:text-properties fo:font-variant="normal" fo:text-transform="none" fo:color="#000000" style:font-name="Arial" fo:font-size="9.75pt" fo:letter-spacing="normal" fo:font-style="normal" fo:font-weight="normal" officeooo:rsid="0013382f" fo:background-color="transparent" loext:char-shading-value="0"/>
    </style:style>
    <style:style style:name="T15" style:family="text">
      <style:text-properties fo:font-variant="normal" fo:text-transform="none" fo:color="#000000" style:font-name="Arial" fo:font-size="9.75pt" fo:letter-spacing="normal" fo:font-style="normal" fo:font-weight="normal" officeooo:rsid="0011dc3a" fo:background-color="transparent" loext:char-shading-value="0"/>
    </style:style>
    <style:style style:name="T16" style:family="text">
      <style:text-properties fo:font-variant="normal" fo:text-transform="none" fo:color="#000000" style:font-name="Arial" fo:font-size="9.75pt" fo:letter-spacing="normal" fo:font-style="normal" fo:font-weight="normal" officeooo:rsid="00168618" fo:background-color="transparent" loext:char-shading-value="0"/>
    </style:style>
    <style:style style:name="T17" style:family="text">
      <style:text-properties fo:font-variant="normal" fo:text-transform="none" fo:color="#000000" style:font-name="Arial" fo:font-size="9.75pt" fo:letter-spacing="normal" fo:font-style="normal" fo:font-weight="normal" officeooo:rsid="00179a8c" fo:background-color="transparent" loext:char-shading-value="0"/>
    </style:style>
    <style:style style:name="T18" style:family="text">
      <style:text-properties fo:font-variant="normal" fo:text-transform="none" fo:color="#000000" style:font-name="Arial" fo:font-size="9.75pt" fo:letter-spacing="normal" fo:font-style="normal" fo:font-weight="normal" officeooo:rsid="001e4039" fo:background-color="transparent" loext:char-shading-value="0"/>
    </style:style>
    <style:style style:name="T19" style:family="text">
      <style:text-properties fo:font-variant="normal" fo:text-transform="none" fo:color="#000000" style:font-name="Arial" fo:font-size="9.75pt" fo:letter-spacing="normal" fo:font-style="normal" fo:font-weight="normal" officeooo:rsid="00233735" fo:background-color="transparent" loext:char-shading-value="0"/>
    </style:style>
    <style:style style:name="T20" style:family="text">
      <style:text-properties fo:font-variant="normal" fo:text-transform="none" fo:color="#000000" style:font-name="Arial" fo:font-size="9.75pt" fo:letter-spacing="normal" fo:font-style="normal" fo:font-weight="normal" officeooo:rsid="002e08eb" fo:background-color="transparent" loext:char-shading-value="0"/>
    </style:style>
    <style:style style:name="T21" style:family="text">
      <style:text-properties officeooo:rsid="00127199"/>
    </style:style>
    <style:style style:name="T22" style:family="text">
      <style:text-properties officeooo:rsid="0013382f"/>
    </style:style>
    <style:style style:name="T23" style:family="text">
      <style:text-properties officeooo:rsid="00149ed6"/>
    </style:style>
    <style:style style:name="T24" style:family="text">
      <style:text-properties officeooo:rsid="00168618"/>
    </style:style>
    <style:style style:name="T25" style:family="text">
      <style:text-properties officeooo:rsid="00179a8c"/>
    </style:style>
    <style:style style:name="T26" style:family="text">
      <style:text-properties officeooo:rsid="0019ceb0"/>
    </style:style>
    <style:style style:name="T27" style:family="text">
      <style:text-properties officeooo:rsid="001e4039"/>
    </style:style>
    <style:style style:name="T28" style:family="text">
      <style:text-properties officeooo:rsid="00252713"/>
    </style:style>
    <style:style style:name="T29" style:family="text">
      <style:text-properties officeooo:rsid="0026f3b6"/>
    </style:style>
    <style:style style:name="T30" style:family="text">
      <style:text-properties officeooo:rsid="002b2414"/>
    </style:style>
    <style:style style:name="T31" style:family="text">
      <style:text-properties officeooo:rsid="002bb2ac"/>
    </style:style>
    <style:style style:name="T32" style:family="text">
      <style:text-properties officeooo:rsid="002e08eb"/>
    </style:style>
    <style:style style:name="T33" style:family="text">
      <style:text-properties officeooo:rsid="0031448e"/>
    </style:style>
    <text:list-style style:name="L1">
      <text:list-level-style-bullet text:level="1" text:style-name="Bullet_20_Symbols" style:num-suffix="." text:bullet-char="•">
        <style:list-level-properties text:space-before="0.0445in" text:min-label-width="0.1965in"/>
      </text:list-level-style-bullet>
      <text:list-level-style-bullet text:level="2" text:style-name="Bullet_20_Symbols" style:num-suffix="." text:bullet-char="•">
        <style:list-level-properties text:space-before="0.5354in" text:min-label-width="0.1965in"/>
      </text:list-level-style-bullet>
      <text:list-level-style-bullet text:level="3" text:style-name="Bullet_20_Symbols" style:num-suffix="." text:bullet-char="•">
        <style:list-level-properties text:space-before="1.0264in" text:min-label-width="0.1965in"/>
      </text:list-level-style-bullet>
      <text:list-level-style-bullet text:level="4" text:style-name="Bullet_20_Symbols" style:num-suffix="." text:bullet-char="•">
        <style:list-level-properties text:space-before="1.5173in" text:min-label-width="0.1965in"/>
      </text:list-level-style-bullet>
      <text:list-level-style-bullet text:level="5" text:style-name="Bullet_20_Symbols" style:num-suffix="." text:bullet-char="•">
        <style:list-level-properties text:space-before="2.0083in" text:min-label-width="0.1965in"/>
      </text:list-level-style-bullet>
      <text:list-level-style-bullet text:level="6" text:style-name="Bullet_20_Symbols" style:num-suffix="." text:bullet-char="•">
        <style:list-level-properties text:space-before="2.4992in" text:min-label-width="0.1965in"/>
      </text:list-level-style-bullet>
      <text:list-level-style-bullet text:level="7" text:style-name="Bullet_20_Symbols" style:num-suffix="." text:bullet-char="•">
        <style:list-level-properties text:space-before="2.9902in" text:min-label-width="0.1965in"/>
      </text:list-level-style-bullet>
      <text:list-level-style-bullet text:level="8" text:style-name="Bullet_20_Symbols" style:num-suffix="." text:bullet-char="•">
        <style:list-level-properties text:space-before="3.4815in" text:min-label-width="0.1965in"/>
      </text:list-level-style-bullet>
      <text:list-level-style-bullet text:level="9" text:style-name="Bullet_20_Symbols" style:num-suffix="." text:bullet-char="•">
        <style:list-level-properties text:space-before="3.9724in" text:min-label-width="0.1965in"/>
      </text:list-level-style-bullet>
      <text:list-level-style-bullet text:level="10" text:style-name="Bullet_20_Symbols" style:num-suffix="." text:bullet-char="•">
        <style:list-level-properties text:space-before="4.46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0354in" text:min-label-width="0.1965in"/>
      </text:list-level-style-bullet>
      <text:list-level-style-bullet text:level="3" text:style-name="Bullet_20_Symbols" style:num-suffix="." text:bullet-char="•">
        <style:list-level-properties text:space-before="0.5264in" text:min-label-width="0.1965in"/>
      </text:list-level-style-bullet>
      <text:list-level-style-bullet text:level="4" text:style-name="Bullet_20_Symbols" style:num-suffix="." text:bullet-char="•">
        <style:list-level-properties text:space-before="1.0173in" text:min-label-width="0.1965in"/>
      </text:list-level-style-bullet>
      <text:list-level-style-bullet text:level="5" text:style-name="Bullet_20_Symbols" style:num-suffix="." text:bullet-char="•">
        <style:list-level-properties text:space-before="1.5083in" text:min-label-width="0.1965in"/>
      </text:list-level-style-bullet>
      <text:list-level-style-bullet text:level="6" text:style-name="Bullet_20_Symbols" style:num-suffix="." text:bullet-char="•">
        <style:list-level-properties text:space-before="1.9992in" text:min-label-width="0.1965in"/>
      </text:list-level-style-bullet>
      <text:list-level-style-bullet text:level="7" text:style-name="Bullet_20_Symbols" style:num-suffix="." text:bullet-char="•">
        <style:list-level-properties text:space-before="2.4902in" text:min-label-width="0.1965in"/>
      </text:list-level-style-bullet>
      <text:list-level-style-bullet text:level="8" text:style-name="Bullet_20_Symbols" style:num-suffix="." text:bullet-char="•">
        <style:list-level-properties text:space-before="2.9815in" text:min-label-width="0.1965in"/>
      </text:list-level-style-bullet>
      <text:list-level-style-bullet text:level="9" text:style-name="Bullet_20_Symbols" style:num-suffix="." text:bullet-char="•">
        <style:list-level-properties text:space-before="3.4724in" text:min-label-width="0.1965in"/>
      </text:list-level-style-bullet>
      <text:list-level-style-bullet text:level="10" text:style-name="Bullet_20_Symbols" style:num-suffix="." text:bullet-char="•">
        <style:list-level-properties text:space-before="3.96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2854in" text:min-label-width="0.1965in"/>
      </text:list-level-style-bullet>
      <text:list-level-style-bullet text:level="3" text:style-name="Bullet_20_Symbols" style:num-suffix="." text:bullet-char="•">
        <style:list-level-properties text:space-before="0.7764in" text:min-label-width="0.1965in"/>
      </text:list-level-style-bullet>
      <text:list-level-style-bullet text:level="4" text:style-name="Bullet_20_Symbols" style:num-suffix="." text:bullet-char="•">
        <style:list-level-properties text:space-before="1.2673in" text:min-label-width="0.1965in"/>
      </text:list-level-style-bullet>
      <text:list-level-style-bullet text:level="5" text:style-name="Bullet_20_Symbols" style:num-suffix="." text:bullet-char="•">
        <style:list-level-properties text:space-before="1.7583in" text:min-label-width="0.1965in"/>
      </text:list-level-style-bullet>
      <text:list-level-style-bullet text:level="6" text:style-name="Bullet_20_Symbols" style:num-suffix="." text:bullet-char="•">
        <style:list-level-properties text:space-before="2.2492in" text:min-label-width="0.1965in"/>
      </text:list-level-style-bullet>
      <text:list-level-style-bullet text:level="7" text:style-name="Bullet_20_Symbols" style:num-suffix="." text:bullet-char="•">
        <style:list-level-properties text:space-before="2.7402in" text:min-label-width="0.1965in"/>
      </text:list-level-style-bullet>
      <text:list-level-style-bullet text:level="8" text:style-name="Bullet_20_Symbols" style:num-suffix="." text:bullet-char="•">
        <style:list-level-properties text:space-before="3.2315in" text:min-label-width="0.1965in"/>
      </text:list-level-style-bullet>
      <text:list-level-style-bullet text:level="9" text:style-name="Bullet_20_Symbols" style:num-suffix="." text:bullet-char="•">
        <style:list-level-properties text:space-before="3.7224in" text:min-label-width="0.1965in"/>
      </text:list-level-style-bullet>
      <text:list-level-style-bullet text:level="10" text:style-name="Bullet_20_Symbols" style:num-suffix="." text:bullet-char="•">
        <style:list-level-properties text:space-before="4.2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0.2764in" text:min-label-width="0.1965in"/>
      </text:list-level-style-bullet>
      <text:list-level-style-bullet text:level="4" text:style-name="Bullet_20_Symbols" style:num-suffix="." text:bullet-char="•">
        <style:list-level-properties text:space-before="0.7673in" text:min-label-width="0.1965in"/>
      </text:list-level-style-bullet>
      <text:list-level-style-bullet text:level="5" text:style-name="Bullet_20_Symbols" style:num-suffix="." text:bullet-char="•">
        <style:list-level-properties text:space-before="1.2583in" text:min-label-width="0.1965in"/>
      </text:list-level-style-bullet>
      <text:list-level-style-bullet text:level="6" text:style-name="Bullet_20_Symbols" style:num-suffix="." text:bullet-char="•">
        <style:list-level-properties text:space-before="1.7492in" text:min-label-width="0.1965in"/>
      </text:list-level-style-bullet>
      <text:list-level-style-bullet text:level="7" text:style-name="Bullet_20_Symbols" style:num-suffix="." text:bullet-char="•">
        <style:list-level-properties text:space-before="2.2402in" text:min-label-width="0.1965in"/>
      </text:list-level-style-bullet>
      <text:list-level-style-bullet text:level="8" text:style-name="Bullet_20_Symbols" style:num-suffix="." text:bullet-char="•">
        <style:list-level-properties text:space-before="2.7315in" text:min-label-width="0.1965in"/>
      </text:list-level-style-bullet>
      <text:list-level-style-bullet text:level="9" text:style-name="Bullet_20_Symbols" style:num-suffix="." text:bullet-char="•">
        <style:list-level-properties text:space-before="3.2224in" text:min-label-width="0.1965in"/>
      </text:list-level-style-bullet>
      <text:list-level-style-bullet text:level="10" text:style-name="Bullet_20_Symbols" style:num-suffix="." text:bullet-char="•">
        <style:list-level-properties text:space-before="3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2854in" text:min-label-width="0.1965in"/>
      </text:list-level-style-bullet>
      <text:list-level-style-bullet text:level="3" text:style-name="Bullet_20_Symbols" style:num-suffix="." text:bullet-char="•">
        <style:list-level-properties text:space-before="0.7764in" text:min-label-width="0.1965in"/>
      </text:list-level-style-bullet>
      <text:list-level-style-bullet text:level="4" text:style-name="Bullet_20_Symbols" style:num-suffix="." text:bullet-char="•">
        <style:list-level-properties text:space-before="1.2673in" text:min-label-width="0.1965in"/>
      </text:list-level-style-bullet>
      <text:list-level-style-bullet text:level="5" text:style-name="Bullet_20_Symbols" style:num-suffix="." text:bullet-char="•">
        <style:list-level-properties text:space-before="1.7583in" text:min-label-width="0.1965in"/>
      </text:list-level-style-bullet>
      <text:list-level-style-bullet text:level="6" text:style-name="Bullet_20_Symbols" style:num-suffix="." text:bullet-char="•">
        <style:list-level-properties text:space-before="2.2492in" text:min-label-width="0.1965in"/>
      </text:list-level-style-bullet>
      <text:list-level-style-bullet text:level="7" text:style-name="Bullet_20_Symbols" style:num-suffix="." text:bullet-char="•">
        <style:list-level-properties text:space-before="2.7402in" text:min-label-width="0.1965in"/>
      </text:list-level-style-bullet>
      <text:list-level-style-bullet text:level="8" text:style-name="Bullet_20_Symbols" style:num-suffix="." text:bullet-char="•">
        <style:list-level-properties text:space-before="3.2315in" text:min-label-width="0.1965in"/>
      </text:list-level-style-bullet>
      <text:list-level-style-bullet text:level="9" text:style-name="Bullet_20_Symbols" style:num-suffix="." text:bullet-char="•">
        <style:list-level-properties text:space-before="3.7224in" text:min-label-width="0.1965in"/>
      </text:list-level-style-bullet>
      <text:list-level-style-bullet text:level="10" text:style-name="Bullet_20_Symbols" style:num-suffix="." text:bullet-char="•">
        <style:list-level-properties text:space-before="4.2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2854in" text:min-label-width="0.1965in"/>
      </text:list-level-style-bullet>
      <text:list-level-style-bullet text:level="3" text:style-name="Bullet_20_Symbols" style:num-suffix="." text:bullet-char="•">
        <style:list-level-properties text:space-before="0.7764in" text:min-label-width="0.1965in"/>
      </text:list-level-style-bullet>
      <text:list-level-style-bullet text:level="4" text:style-name="Bullet_20_Symbols" style:num-suffix="." text:bullet-char="•">
        <style:list-level-properties text:space-before="1.2673in" text:min-label-width="0.1965in"/>
      </text:list-level-style-bullet>
      <text:list-level-style-bullet text:level="5" text:style-name="Bullet_20_Symbols" style:num-suffix="." text:bullet-char="•">
        <style:list-level-properties text:space-before="1.7583in" text:min-label-width="0.1965in"/>
      </text:list-level-style-bullet>
      <text:list-level-style-bullet text:level="6" text:style-name="Bullet_20_Symbols" style:num-suffix="." text:bullet-char="•">
        <style:list-level-properties text:space-before="2.2492in" text:min-label-width="0.1965in"/>
      </text:list-level-style-bullet>
      <text:list-level-style-bullet text:level="7" text:style-name="Bullet_20_Symbols" style:num-suffix="." text:bullet-char="•">
        <style:list-level-properties text:space-before="2.7402in" text:min-label-width="0.1965in"/>
      </text:list-level-style-bullet>
      <text:list-level-style-bullet text:level="8" text:style-name="Bullet_20_Symbols" style:num-suffix="." text:bullet-char="•">
        <style:list-level-properties text:space-before="3.2315in" text:min-label-width="0.1965in"/>
      </text:list-level-style-bullet>
      <text:list-level-style-bullet text:level="9" text:style-name="Bullet_20_Symbols" style:num-suffix="." text:bullet-char="•">
        <style:list-level-properties text:space-before="3.7224in" text:min-label-width="0.1965in"/>
      </text:list-level-style-bullet>
      <text:list-level-style-bullet text:level="10" text:style-name="Bullet_20_Symbols" style:num-suffix="." text:bullet-char="•">
        <style:list-level-properties text:space-before="4.2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ID #</text:p>
          </table:table-cell>
          <table:table-cell table:style-name="Table1.B1" office:value-type="string">
            <text:p text:style-name="P60">1</text:p>
          </table:table-cell>
        </table:table-row>
        <table:table-row>
          <table:table-cell table:style-name="Table1.A1" office:value-type="string">
            <text:p text:style-name="P51">Descrição</text:p>
          </table:table-cell>
          <table:table-cell table:style-name="Table1.B2" office:value-type="string">
            <text:p text:style-name="P60">Login - Autenticação de usuário</text:p>
          </table:table-cell>
        </table:table-row>
        <table:table-row>
          <table:table-cell table:style-name="Table1.A1" office:value-type="string">
            <text:p text:style-name="P51">Perfil</text:p>
          </table:table-cell>
          <table:table-cell table:style-name="Table1.B3" office:value-type="string">
            <text:p text:style-name="P60">Professor/Aluno</text:p>
          </table:table-cell>
        </table:table-row>
        <table:table-row>
          <table:table-cell table:style-name="Table1.A1" office:value-type="string">
            <text:p text:style-name="P51">Recurso</text:p>
          </table:table-cell>
          <table:table-cell table:style-name="Table1.B4" office:value-type="string">
            <text:p text:style-name="P60">/<text:span text:style-name="T10">mo409</text:span>/login</text:p>
          </table:table-cell>
        </table:table-row>
        <table:table-row>
          <table:table-cell table:style-name="Table1.A1" office:value-type="string">
            <text:p text:style-name="P51">Método</text:p>
          </table:table-cell>
          <table:table-cell table:style-name="Table1.B5" office:value-type="string">
            <text:p text:style-name="P60">POST</text:p>
          </table:table-cell>
        </table:table-row>
        <table:table-row>
          <table:table-cell table:style-name="Table1.A1" office:value-type="string">
            <text:p text:style-name="P102">Request </text:p>
          </table:table-cell>
          <table:table-cell table:style-name="Table1.B6" office:value-type="string">
            <text:list xml:id="list2244898406296704727" text:style-name="L2">
              <text:list-item>
                <text:list>
                  <text:list-item>
                    <text:p text:style-name="P135"><text:span text:style-name="T9">Header</text:span></text:p>
                    <text:list>
                      <text:list-item>
                        <text:p text:style-name="P137"><text:span text:style-name="T3">E</text:span><text:span text:style-name="T4">xemplo</text:span></text:p>
                      </text:list-item>
                      <text:list-item>
                        <text:p text:style-name="P114"><text:span text:style-name="T10">Authorization: Basic MTYxMjU1OnNlbmhh</text:span></text:p>
                      </text:list-item>
                      <text:list-item>
                        <text:p text:style-name="P124">Formado pelo X-Username : X-Password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p text:style-name="P51">Response</text:p>
          </table:table-cell>
          <table:table-cell table:style-name="Table1.B7" office:value-type="string">
            <text:p text:style-name="P111">Sucesso:</text:p>
            <text:list xml:id="list115129757975308" text:continue-numbering="true" text:style-name="L2">
              <text:list-item>
                <text:list>
                  <text:list-item>
                    <text:p text:style-name="P114"><text:span text:style-name="T10">Header: </text:span></text:p>
                    <text:list>
                      <text:list-item>
                        <text:p text:style-name="P114"><text:span text:style-name="T11">Content-Type: application/json</text:span></text:p>
                      </text:list-item>
                      <text:list-item>
                        <text:p text:style-name="P113">HTTP Status Code 200</text:p>
                      </text:list-item>
                      <text:list-item>
                        <text:p text:style-name="P134"><text:span text:style-name="T7">X-Auth-Token: token</text:span></text:p>
                      </text:list-item>
                    </text:list>
                  </text:list-item>
                  <text:list-item>
                    <text:p text:style-name="P136"><text:span text:style-name="T2">Formato JSON:</text:span></text:p>
                  </text:list-item>
                </text:list>
              </text:list-item>
            </text:list>
            <text:p text:style-name="P39">Exemplo:</text:p>
            <text:p text:style-name="P12">{</text:p>
            <text:p text:style-name="P29"><text:span text:style-name="T12"><text:s text:c="7"/>“</text:span><text:span text:style-name="T13">id”</text:span><text:span text:style-name="T12">: “</text:span><text:span text:style-name="T13">1”</text:span><text:span text:style-name="T12">,</text:span></text:p>
            <text:p text:style-name="P12"><text:s text:c="7"/>“<text:span text:style-name="T23">nome”</text:span>: "<text:span text:style-name="T23">Lucas Carvalho</text:span>",</text:p>
            <text:p text:style-name="P12"><text:s text:c="7"/>“<text:span text:style-name="T24">email”: “ra1612655@dac.unicamp.br”,</text:span></text:p>
            <text:p text:style-name="P12"><text:s text:c="7"/>“<text:span text:style-name="T23">ra”: “161255”,</text:span></text:p>
            <text:p text:style-name="P12"><text:s text:c="7"/>“<text:span text:style-name="T23">papel”: “ROLE_ALUNO”</text:span></text:p>
            <text:p text:style-name="P24"><text:span text:style-name="T11">}</text:span></text:p>
            <text:p text:style-name="P112"><text:span text:style-name="T25">Erro</text:span>:</text:p>
            <text:list xml:id="list115131806576048" text:continue-numbering="true" text:style-name="L2">
              <text:list-item>
                <text:list>
                  <text:list-item>
                    <text:p text:style-name="P116"><text:span text:style-name="T10">Header: </text:span></text:p>
                    <text:list>
                      <text:list-item>
                        <text:p text:style-name="P116"><text:span text:style-name="T11">Content-Type: application/json</text:span></text:p>
                      </text:list-item>
                      <text:list-item>
                        <text:p text:style-name="P133"><text:span text:style-name="T6">HTTP Status Code </text:span><text:span text:style-name="T8">401</text:span></text:p>
                      </text:list-item>
                    </text:list>
                  </text:list-item>
                  <text:list-item>
                    <text:p text:style-name="P138"><text:span text:style-name="T2">Formato JSON:</text:span></text:p>
                    <text:list>
                      <text:list-item>
                        <text:p text:style-name="P139"><text:span text:style-name="T2">Mensagem de erro: </text:span></text:p>
                        <text:list>
                          <text:list-item>
                            <text:p text:style-name="P139"><text:span text:style-name="T2">Acesso negado</text:span></text:p>
                          </text:list-item>
                          <text:list-item>
                            <text:p text:style-name="P139"><text:span text:style-name="T2">Token inválido</text:span></text:p>
                          </text:list-item>
                          <text:list-item>
                            <text:p text:style-name="P139"><text:span text:style-name="T2">Sem permissã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1">Exemplo:</text:p>
            <text:p text:style-name="P14">{</text:p>
            <text:p text:style-name="P30"><text:span text:style-name="T12"><text:s text:c="7"/>“</text:span><text:span text:style-name="T17">mensagem</text:span><text:span text:style-name="T16">”: “</text:span><text:span text:style-name="T17">acesso negado”</text:span></text:p>
            <text:p text:style-name="P25"><text:span text:style-name="T11">}</text:span>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ID #</text:p>
          </table:table-cell>
          <table:table-cell table:style-name="Table2.B1" office:value-type="string">
            <text:p text:style-name="P70">2</text:p>
          </table:table-cell>
        </table:table-row>
        <text:soft-page-break/>
        <table:table-row>
          <table:table-cell table:style-name="Table2.A1" office:value-type="string">
            <text:p text:style-name="P52">Descrição</text:p>
          </table:table-cell>
          <table:table-cell table:style-name="Table2.B2" office:value-type="string">
            <text:p text:style-name="P61"><text:span text:style-name="T10">Logout</text:span> - Autenticação de usuário</text:p>
          </table:table-cell>
        </table:table-row>
        <table:table-row>
          <table:table-cell table:style-name="Table2.A1" office:value-type="string">
            <text:p text:style-name="P52">Perfil</text:p>
          </table:table-cell>
          <table:table-cell table:style-name="Table2.B3" office:value-type="string">
            <text:p text:style-name="P61">Professor/Aluno</text:p>
          </table:table-cell>
        </table:table-row>
        <table:table-row>
          <table:table-cell table:style-name="Table2.A1" office:value-type="string">
            <text:p text:style-name="P52">Recurso</text:p>
          </table:table-cell>
          <table:table-cell table:style-name="Table2.B4" office:value-type="string">
            <text:p text:style-name="P61">/<text:span text:style-name="T26">mo409/logout</text:span></text:p>
          </table:table-cell>
        </table:table-row>
        <table:table-row>
          <table:table-cell table:style-name="Table2.A1" office:value-type="string">
            <text:p text:style-name="P52">Método</text:p>
          </table:table-cell>
          <table:table-cell table:style-name="Table2.B5" office:value-type="string">
            <text:p text:style-name="P70">GET</text:p>
          </table:table-cell>
        </table:table-row>
        <table:table-row>
          <table:table-cell table:style-name="Table2.A1" office:value-type="string">
            <text:p text:style-name="P103">Request </text:p>
          </table:table-cell>
          <table:table-cell table:style-name="Table2.B6" office:value-type="string">
            <text:list xml:id="list115131346071108" text:continue-numbering="true" text:style-name="L2">
              <text:list-item>
                <text:list>
                  <text:list-item>
                    <text:p text:style-name="P140">Header</text:p>
                    <text:list>
                      <text:list-item>
                        <text:p text:style-name="P137"><text:span text:style-name="T3">X-Auth-Token: token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2.A1" office:value-type="string">
            <text:p text:style-name="P93"><text:span text:style-name="T5">Response</text:span></text:p>
          </table:table-cell>
          <table:table-cell table:style-name="Table2.B7" office:value-type="string">
            <text:p text:style-name="P94">Sucesso:</text:p>
            <text:list xml:id="list115130906673022" text:continue-numbering="true" text:style-name="L2">
              <text:list-item>
                <text:p text:style-name="P124">Header</text:p>
                <text:list>
                  <text:list-item>
                    <text:p text:style-name="P124"><text:span text:style-name="T11">Content-Type: application/json</text:span></text:p>
                  </text:list-item>
                  <text:list-item>
                    <text:p text:style-name="P114">HTTP Status Code 200</text:p>
                  </text:list-item>
                </text:list>
              </text:list-item>
              <text:list-item>
                <text:p text:style-name="P114">Formato JSON:</text:p>
              </text:list-item>
              <text:list-item>
                <text:p text:style-name="P40">Exemplo:</text:p>
              </text:list-item>
              <text:list-item>
                <text:p text:style-name="P13">{</text:p>
                <text:list>
                  <text:list-header>
                    <text:p text:style-name="P49"><text:span text:style-name="T15"><text:s text:c="7"/>“</text:span><text:span text:style-name="T16">mensagem</text:span><text:span text:style-name="T13">”</text:span><text:span text:style-name="T15">: “</text:span><text:span text:style-name="T16">ok</text:span><text:span text:style-name="T13">”</text:span></text:p>
                  </text:list-header>
                </text:list>
              </text:list-item>
            </text:list>
            <text:p text:style-name="P50"><text:span text:style-name="T15">}</text:span>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ID #</text:p>
          </table:table-cell>
          <table:table-cell table:style-name="Table3.B1" office:value-type="string">
            <text:p text:style-name="P70">3</text:p>
          </table:table-cell>
        </table:table-row>
        <table:table-row>
          <table:table-cell table:style-name="Table3.A1" office:value-type="string">
            <text:p text:style-name="P52">Descrição</text:p>
          </table:table-cell>
          <table:table-cell table:style-name="Table3.B2" office:value-type="string">
            <text:p text:style-name="P70">Professor – Visualizar Turmas para Abrir Chamada</text:p>
          </table:table-cell>
        </table:table-row>
        <table:table-row>
          <table:table-cell table:style-name="Table3.A1" office:value-type="string">
            <text:p text:style-name="P52">Perfil</text:p>
          </table:table-cell>
          <table:table-cell table:style-name="Table3.B3" office:value-type="string">
            <text:p text:style-name="P61">Professor</text:p>
          </table:table-cell>
        </table:table-row>
        <table:table-row>
          <table:table-cell table:style-name="Table3.A1" office:value-type="string">
            <text:p text:style-name="P52">Recurso</text:p>
          </table:table-cell>
          <table:table-cell table:style-name="Table3.B4" office:value-type="string">
            <text:p text:style-name="P62">/<text:span text:style-name="T26">mo409/professor/chamada</text:span></text:p>
          </table:table-cell>
        </table:table-row>
        <table:table-row>
          <table:table-cell table:style-name="Table3.A1" office:value-type="string">
            <text:p text:style-name="P52">Método</text:p>
          </table:table-cell>
          <table:table-cell table:style-name="Table3.B5" office:value-type="string">
            <text:p text:style-name="P70">GET</text:p>
          </table:table-cell>
        </table:table-row>
        <table:table-row>
          <table:table-cell table:style-name="Table3.A1" office:value-type="string">
            <text:p text:style-name="P103">Request </text:p>
          </table:table-cell>
          <table:table-cell table:style-name="Table3.B6" office:value-type="string">
            <text:list xml:id="list115130054180169" text:continue-numbering="true" text:style-name="L2">
              <text:list-item>
                <text:list>
                  <text:list-item>
                    <text:p text:style-name="P140">Header</text:p>
                    <text:list>
                      <text:list-item>
                        <text:p text:style-name="P137"><text:span text:style-name="T3">X-Auth-Token: token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3.A1" office:value-type="string">
            <text:p text:style-name="P52">Response</text:p>
          </table:table-cell>
          <table:table-cell table:style-name="Table3.B7" office:value-type="string">
            <text:p text:style-name="P94">Sucesso:</text:p>
            <text:list xml:id="list115131568793376" text:continue-numbering="true" text:style-name="L2">
              <text:list-item>
                <text:p text:style-name="P125">Header</text:p>
                <text:list>
                  <text:list-item>
                    <text:p text:style-name="P125"><text:span text:style-name="T11">Content-Type: application/json</text:span></text:p>
                  </text:list-item>
                  <text:list-item>
                    <text:p text:style-name="P115">HTTP Status Code 200</text:p>
                  </text:list-item>
                </text:list>
              </text:list-item>
              <text:list-item>
                <text:p text:style-name="P114">Formato JSON:</text:p>
              </text:list-item>
            </text:list>
            <text:p text:style-name="P38">Exemplo:</text:p>
            <text:p text:style-name="P10"><text:span text:style-name="T21">[</text:span></text:p>
            <text:p text:style-name="P10">{</text:p>
            <text:p text:style-name="P26"><text:span text:style-name="T12"><text:s text:c="7"/>“</text:span><text:span text:style-name="T13">id</text:span><text:span text:style-name="T19">Turma</text:span><text:span text:style-name="T13">”</text:span><text:span text:style-name="T12">: “</text:span><text:span text:style-name="T13">1”</text:span><text:span text:style-name="T12">,</text:span></text:p>
            <text:p text:style-name="P9"><text:s text:c="7"/>“<text:span text:style-name="T21">codTurma”</text:span>: "<text:span text:style-name="T21">A</text:span>",</text:p>
            <text:p text:style-name="P9"><text:s text:c="7"/>“<text:span text:style-name="T21">codDisciplina”: “MO409”,</text:span></text:p>
            <text:p text:style-name="P9"><text:s text:c="7"/>“<text:span text:style-name="T21">nomeDisciplina”: “Engenharia de Software I”</text:span></text:p>
            <text:p text:style-name="P10">},</text:p>
            <text:p text:style-name="P11">{</text:p>
            <text:p text:style-name="P27"><text:soft-page-break/><text:span text:style-name="T12"><text:s text:c="7"/>“</text:span><text:span text:style-name="T13">id</text:span><text:span text:style-name="T19">Turma</text:span><text:span text:style-name="T13">”</text:span><text:span text:style-name="T12">: “</text:span><text:span text:style-name="T14">2</text:span><text:span text:style-name="T13">”</text:span><text:span text:style-name="T12">,</text:span></text:p>
            <text:p text:style-name="P11"><text:s text:c="7"/>“<text:span text:style-name="T21">codTurma”</text:span>: "<text:span text:style-name="T22">B</text:span>",</text:p>
            <text:p text:style-name="P11"><text:s text:c="7"/>“<text:span text:style-name="T21">codDisciplina”: “MC302”,</text:span></text:p>
            <text:p text:style-name="P11"><text:s text:c="7"/>“<text:span text:style-name="T21">nomeDisciplina”: “Programação Orientada a Objetos”</text:span></text:p>
            <text:p text:style-name="P11">}</text:p>
            <text:p text:style-name="P28"><text:span text:style-name="T13">]</text:span></text:p>
          </table:table-cell>
        </table:table-row>
      </table:table>
      <text:p text:style-name="P1"/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ID #</text:p>
          </table:table-cell>
          <table:table-cell table:style-name="Table5.B1" office:value-type="string">
            <text:p text:style-name="P79">4</text:p>
          </table:table-cell>
        </table:table-row>
        <table:table-row>
          <table:table-cell table:style-name="Table5.A1" office:value-type="string">
            <text:p text:style-name="P53">Descrição</text:p>
          </table:table-cell>
          <table:table-cell table:style-name="Table5.B2" office:value-type="string">
            <text:p text:style-name="P71">Professor – Abrir Chamada</text:p>
          </table:table-cell>
        </table:table-row>
        <table:table-row>
          <table:table-cell table:style-name="Table5.A1" office:value-type="string">
            <text:p text:style-name="P53">Perfil</text:p>
          </table:table-cell>
          <table:table-cell table:style-name="Table5.B3" office:value-type="string">
            <text:p text:style-name="P63">Professor</text:p>
          </table:table-cell>
        </table:table-row>
        <table:table-row>
          <table:table-cell table:style-name="Table5.A1" office:value-type="string">
            <text:p text:style-name="P53">Recurso</text:p>
          </table:table-cell>
          <table:table-cell table:style-name="Table5.B4" office:value-type="string">
            <text:p text:style-name="P63">/<text:span text:style-name="T26">mo409/professor/chamada/abrir</text:span></text:p>
          </table:table-cell>
        </table:table-row>
        <table:table-row>
          <table:table-cell table:style-name="Table5.A1" office:value-type="string">
            <text:p text:style-name="P53">Método</text:p>
          </table:table-cell>
          <table:table-cell table:style-name="Table5.B5" office:value-type="string">
            <text:p text:style-name="P78">POST</text:p>
          </table:table-cell>
        </table:table-row>
        <table:table-row>
          <table:table-cell table:style-name="Table5.A1" office:value-type="string">
            <text:p text:style-name="P104">Request</text:p>
          </table:table-cell>
          <table:table-cell table:style-name="Table5.B6" office:value-type="string">
            <text:list xml:id="list115131237331697" text:continue-numbering="true" text:style-name="L2">
              <text:list-item>
                <text:list>
                  <text:list-item>
                    <text:p>Header</text:p>
                    <text:list>
                      <text:list-item>
                        <text:p>X-Auth-Token: token</text:p>
                      </text:list-item>
                      <text:list-item>
                        <text:p>Content-Type: application/json</text:p>
                      </text:list-item>
                    </text:list>
                  </text:list-item>
                  <text:list-item>
                    <text:p>Body</text:p>
                    <text:list>
                      <text:list-item>
                        <text:p>Exemplo</text:p>
                      </text:list-item>
                    </text:list>
                  </text:list-item>
                </text:list>
              </text:list-item>
            </text:list>
            <text:p>[{</text:p>
            <text:p><text:s text:c="4"/>"idTurma":1</text:p>
            <text:p>},</text:p>
            <text:p>{</text:p>
            <text:p><text:s text:c="4"/>"idTurma":2</text:p>
            <text:p>}]</text:p>
          </table:table-cell>
        </table:table-row>
        <table:table-row>
          <table:table-cell table:style-name="Table5.A1" office:value-type="string">
            <text:p text:style-name="P53">Response</text:p>
          </table:table-cell>
          <table:table-cell table:style-name="Table5.B7" office:value-type="string">
            <text:p text:style-name="P95">Sucesso:</text:p>
            <text:list xml:id="list115130806357459" text:continue-numbering="true" text:style-name="L2">
              <text:list-item>
                <text:p text:style-name="P126">Header</text:p>
                <text:list>
                  <text:list-item>
                    <text:p text:style-name="P126"><text:span text:style-name="T11">Content-Type: application/json</text:span></text:p>
                  </text:list-item>
                  <text:list-item>
                    <text:p text:style-name="P117">HTTP Status Code 200</text:p>
                  </text:list-item>
                </text:list>
              </text:list-item>
              <text:list-item>
                <text:p text:style-name="P117">Formato JSON:</text:p>
              </text:list-item>
            </text:list>
            <text:p text:style-name="P42">Exemplo:</text:p>
            <text:p text:style-name="P15">{</text:p>
            <text:p text:style-name="P31"><text:span text:style-name="T12"><text:s text:c="7"/>“</text:span><text:span text:style-name="T13">id</text:span><text:span text:style-name="T18">Chamada</text:span><text:span text:style-name="T13">”</text:span><text:span text:style-name="T12">: “</text:span><text:span text:style-name="T13">1”</text:span><text:span text:style-name="T12">,</text:span></text:p>
            <text:p text:style-name="P15"><text:s text:c="7"/>“<text:span text:style-name="T27">horaInicio”</text:span>: "<text:span text:style-name="T27">10:00</text:span>",</text:p>
            <text:p text:style-name="P15"><text:s text:c="7"/>“<text:span text:style-name="T27">dataAula”: “10/06/2015”,</text:span></text:p>
            <text:p text:style-name="P16"><text:s text:c="7"/>“<text:span text:style-name="T27">turmas”: [ </text:span></text:p>
            <text:p text:style-name="P16"><text:span text:style-name="T27"><text:s text:c="16"/>{ </text:span></text:p>
            <text:p text:style-name="P16"><text:span text:style-name="T27"><text:s text:c="24"/>“idTurma”: “1”,</text:span></text:p>
            <text:p text:style-name="P16"><text:s text:c="24"/>“<text:span text:style-name="T27">codTurma</text:span>”:”<text:span text:style-name="T27">A</text:span>”,</text:p>
            <text:p text:style-name="P16"><text:s text:c="24"/>“<text:span text:style-name="T27">codDisciplina</text:span>”:”<text:span text:style-name="T27">MO409</text:span>”,</text:p>
            <text:p text:style-name="P16"><text:s text:c="24"/>“<text:span text:style-name="T27">nomeDisciplina</text:span>”:”<text:span text:style-name="T27">Engenharia de Software I”</text:span></text:p>
            <text:p text:style-name="P16"><text:soft-page-break/><text:s text:c="17"/><text:span text:style-name="T27">},</text:span></text:p>
            <text:p text:style-name="P16"><text:s text:c="17"/><text:span text:style-name="T27">{ </text:span></text:p>
            <text:p text:style-name="P16"><text:span text:style-name="T27"><text:s text:c="24"/>“idTurma”: “1”,</text:span></text:p>
            <text:p text:style-name="P16"><text:s text:c="24"/>“<text:span text:style-name="T27">codTurma</text:span>”:”<text:span text:style-name="T27">A</text:span>”,</text:p>
            <text:p text:style-name="P16"><text:s text:c="24"/>“<text:span text:style-name="T27">codDisciplina</text:span>”:”<text:span text:style-name="T27">MO409</text:span>”,</text:p>
            <text:p text:style-name="P16"><text:s text:c="24"/>“<text:span text:style-name="T27">nomeDisciplina</text:span>”:”<text:span text:style-name="T27">Engenharia de Software I”</text:span></text:p>
            <text:p text:style-name="P16"><text:s text:c="17"/><text:span text:style-name="T27">}]</text:span></text:p>
            <text:p text:style-name="P31"><text:span text:style-name="T12">}</text:span></text:p>
          </table:table-cell>
        </table:table-row>
      </table:table>
      <text:p text:style-name="P2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ID #</text:p>
          </table:table-cell>
          <table:table-cell table:style-name="Table4.B1" office:value-type="string">
            <text:p text:style-name="P80">5</text:p>
          </table:table-cell>
        </table:table-row>
        <table:table-row>
          <table:table-cell table:style-name="Table4.A1" office:value-type="string">
            <text:p text:style-name="P54">Descrição</text:p>
          </table:table-cell>
          <table:table-cell table:style-name="Table4.B2" office:value-type="string">
            <text:p text:style-name="P72">Professor – <text:span text:style-name="T28">Encerrar</text:span> Chamada</text:p>
          </table:table-cell>
        </table:table-row>
        <table:table-row>
          <table:table-cell table:style-name="Table4.A1" office:value-type="string">
            <text:p text:style-name="P54">Perfil</text:p>
          </table:table-cell>
          <table:table-cell table:style-name="Table4.B3" office:value-type="string">
            <text:p text:style-name="P64">Professor</text:p>
          </table:table-cell>
        </table:table-row>
        <table:table-row>
          <table:table-cell table:style-name="Table4.A1" office:value-type="string">
            <text:p text:style-name="P54">Recurso</text:p>
          </table:table-cell>
          <table:table-cell table:style-name="Table4.B4" office:value-type="string">
            <text:p text:style-name="P68">/<text:span text:style-name="T26">mo409/professor/chamada/{idChamada}/encerrar</text:span></text:p>
          </table:table-cell>
        </table:table-row>
        <table:table-row>
          <table:table-cell table:style-name="Table4.A1" office:value-type="string">
            <text:p text:style-name="P54">Método</text:p>
          </table:table-cell>
          <table:table-cell table:style-name="Table4.B5" office:value-type="string">
            <text:p text:style-name="P80">GET</text:p>
          </table:table-cell>
        </table:table-row>
        <table:table-row>
          <table:table-cell table:style-name="Table4.A1" office:value-type="string">
            <text:p text:style-name="P105">Request</text:p>
          </table:table-cell>
          <table:table-cell table:style-name="Table4.B6" office:value-type="string">
            <text:list xml:id="list115131538589925" text:continue-numbering="true" text:style-name="L2">
              <text:list-item>
                <text:list>
                  <text:list-item>
                    <text:p text:style-name="P141">Header</text:p>
                    <text:list>
                      <text:list-item>
                        <text:p text:style-name="P141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4.A1" office:value-type="string">
            <text:p text:style-name="P54">Response</text:p>
          </table:table-cell>
          <table:table-cell table:style-name="Table4.B7" office:value-type="string">
            <text:p text:style-name="P96">Sucesso:</text:p>
            <text:list xml:id="list115130382984784" text:continue-numbering="true" text:style-name="L2">
              <text:list-item>
                <text:p text:style-name="P127">Header</text:p>
                <text:list>
                  <text:list-item>
                    <text:p text:style-name="P127"><text:span text:style-name="T11">Content-Type: application/json</text:span></text:p>
                  </text:list-item>
                  <text:list-item>
                    <text:p text:style-name="P118">HTTP Status Code 200</text:p>
                  </text:list-item>
                </text:list>
              </text:list-item>
              <text:list-item>
                <text:p text:style-name="P118">Formato JSON:</text:p>
              </text:list-item>
            </text:list>
            <text:p text:style-name="P43">Exemplo:</text:p>
            <text:p text:style-name="P17">{</text:p>
            <text:p text:style-name="P32"><text:span text:style-name="T12"><text:s text:c="7"/>“</text:span><text:span text:style-name="T13">id</text:span><text:span text:style-name="T18">Chamada</text:span><text:span text:style-name="T13">”</text:span><text:span text:style-name="T12">: “</text:span><text:span text:style-name="T13">1”</text:span><text:span text:style-name="T12">,</text:span></text:p>
            <text:p text:style-name="P17"><text:s text:c="7"/>“<text:span text:style-name="T27">horaInicio”</text:span>: "<text:span text:style-name="T27">10:00</text:span>",</text:p>
            <text:p text:style-name="P17"><text:s text:c="7"/>“<text:span text:style-name="T27">horaFim”</text:span>: "<text:span text:style-name="T27">12:00</text:span>",</text:p>
            <text:p text:style-name="P17"><text:s text:c="7"/>“<text:span text:style-name="T27">dataChamada”: “10/06/2015”,</text:span></text:p>
            <text:p text:style-name="P17"><text:s text:c="7"/>“<text:span text:style-name="T27">turmas”: [ </text:span></text:p>
            <text:p text:style-name="P17"><text:span text:style-name="T27"><text:s text:c="16"/>{ </text:span></text:p>
            <text:p text:style-name="P17"><text:span text:style-name="T27"><text:s text:c="24"/>“idTurma”: “1”,</text:span></text:p>
            <text:p text:style-name="P17"><text:s text:c="24"/>“<text:span text:style-name="T27">codTurma</text:span>”:”<text:span text:style-name="T27">A</text:span>”,</text:p>
            <text:p text:style-name="P17"><text:s text:c="24"/>“<text:span text:style-name="T27">codDisciplina</text:span>”:”<text:span text:style-name="T27">MO409</text:span>”,</text:p>
            <text:p text:style-name="P17"><text:s text:c="24"/>“<text:span text:style-name="T27">nomeDisciplina</text:span>”:”<text:span text:style-name="T27">Engenharia de Software I”</text:span></text:p>
            <text:p text:style-name="P17"><text:s text:c="17"/><text:span text:style-name="T27">},</text:span></text:p>
            <text:p text:style-name="P17"><text:s text:c="17"/><text:span text:style-name="T27">{ </text:span></text:p>
            <text:p text:style-name="P17"><text:span text:style-name="T27"><text:s text:c="24"/>“idTurma”: “1”,</text:span></text:p>
            <text:p text:style-name="P17"><text:soft-page-break/><text:s text:c="24"/>“<text:span text:style-name="T27">codTurma</text:span>”:”<text:span text:style-name="T27">A</text:span>”,</text:p>
            <text:p text:style-name="P17"><text:s text:c="24"/>“<text:span text:style-name="T27">codDisciplina</text:span>”:”<text:span text:style-name="T27">MO409</text:span>”,</text:p>
            <text:p text:style-name="P17"><text:s text:c="24"/>“<text:span text:style-name="T27">nomeDisciplina</text:span>”:”<text:span text:style-name="T27">Engenharia de Software I”</text:span></text:p>
            <text:p text:style-name="P17"><text:s text:c="17"/><text:span text:style-name="T27">}]</text:span></text:p>
            <text:p text:style-name="P32"><text:span text:style-name="T12">}</text:span></text:p>
          </table:table-cell>
        </table:table-row>
      </table:table>
      <text:p text:style-name="P3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ID #</text:p>
          </table:table-cell>
          <table:table-cell table:style-name="Table6.B1" office:value-type="string">
            <text:p text:style-name="P86">6</text:p>
          </table:table-cell>
        </table:table-row>
        <table:table-row>
          <table:table-cell table:style-name="Table6.A1" office:value-type="string">
            <text:p text:style-name="P55">Descrição</text:p>
          </table:table-cell>
          <table:table-cell table:style-name="Table6.B2" office:value-type="string">
            <text:p text:style-name="P73">Professor – <text:span text:style-name="T29">Notificação Frequência</text:span></text:p>
          </table:table-cell>
        </table:table-row>
        <table:table-row>
          <table:table-cell table:style-name="Table6.A1" office:value-type="string">
            <text:p text:style-name="P55">Perfil</text:p>
          </table:table-cell>
          <table:table-cell table:style-name="Table6.B3" office:value-type="string">
            <text:p text:style-name="P65">Professor</text:p>
          </table:table-cell>
        </table:table-row>
        <table:table-row>
          <table:table-cell table:style-name="Table6.A1" office:value-type="string">
            <text:p text:style-name="P55">Recurso</text:p>
          </table:table-cell>
          <table:table-cell table:style-name="Table6.B4" office:value-type="string">
            <text:p text:style-name="P68">/<text:span text:style-name="T26">mo409/professor/chamada/{idChamada}/relatorio</text:span></text:p>
          </table:table-cell>
        </table:table-row>
        <table:table-row>
          <table:table-cell table:style-name="Table6.A1" office:value-type="string">
            <text:p text:style-name="P55">Método</text:p>
          </table:table-cell>
          <table:table-cell table:style-name="Table6.B5" office:value-type="string">
            <text:p text:style-name="P81">GET</text:p>
          </table:table-cell>
        </table:table-row>
        <table:table-row>
          <table:table-cell table:style-name="Table6.A1" office:value-type="string">
            <text:p text:style-name="P106">Request</text:p>
          </table:table-cell>
          <table:table-cell table:style-name="Table6.B6" office:value-type="string">
            <text:list xml:id="list115129800561955" text:continue-numbering="true" text:style-name="L2">
              <text:list-item>
                <text:list>
                  <text:list-item>
                    <text:p text:style-name="P142">Header</text:p>
                    <text:list>
                      <text:list-item>
                        <text:p text:style-name="P142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6.A1" office:value-type="string">
            <text:p text:style-name="P55">Response</text:p>
          </table:table-cell>
          <table:table-cell table:style-name="Table6.B7" office:value-type="string">
            <text:p text:style-name="P97">Sucesso:</text:p>
            <text:list xml:id="list115130914447040" text:continue-numbering="true" text:style-name="L2">
              <text:list-item>
                <text:p text:style-name="P128">Header</text:p>
                <text:list>
                  <text:list-item>
                    <text:p text:style-name="P128"><text:span text:style-name="T11">Content-Type: application/json</text:span></text:p>
                  </text:list-item>
                  <text:list-item>
                    <text:p text:style-name="P119">HTTP Status Code 200</text:p>
                  </text:list-item>
                </text:list>
              </text:list-item>
              <text:list-item>
                <text:p text:style-name="P119">Formato JSON:</text:p>
              </text:list-item>
            </text:list>
            <text:p text:style-name="P44">Exemplo:</text:p>
            <text:p text:style-name="P18">{</text:p>
            <text:p text:style-name="P33"><text:span text:style-name="T12"><text:s text:c="7"/>“</text:span><text:span text:style-name="T13">id</text:span><text:span text:style-name="T18">Chamada</text:span><text:span text:style-name="T13">”</text:span><text:span text:style-name="T12">: “</text:span><text:span text:style-name="T13">1”</text:span><text:span text:style-name="T12">,</text:span></text:p>
            <text:p text:style-name="P18"><text:s text:c="7"/>“<text:span text:style-name="T27">horaInicio”</text:span>: "<text:span text:style-name="T27">10:00</text:span>",</text:p>
            <text:p text:style-name="P18"><text:s text:c="7"/>“<text:span text:style-name="T27">horaFim”</text:span>: "<text:span text:style-name="T27">12:00</text:span>",</text:p>
            <text:p text:style-name="P18"><text:s text:c="7"/>“<text:span text:style-name="T27">dataChamada”: “10/06/2015”,</text:span></text:p>
            <text:p text:style-name="P18"><text:s text:c="7"/>“<text:span text:style-name="T27">turmas”: [ </text:span></text:p>
            <text:p text:style-name="P18"><text:span text:style-name="T27"><text:s text:c="16"/>{ </text:span></text:p>
            <text:p text:style-name="P18"><text:span text:style-name="T27"><text:s text:c="24"/>“idTurma”: “1”,</text:span></text:p>
            <text:p text:style-name="P18"><text:s text:c="24"/>“<text:span text:style-name="T27">codTurma</text:span>”:”<text:span text:style-name="T27">A</text:span>”,</text:p>
            <text:p text:style-name="P18"><text:s text:c="24"/>“<text:span text:style-name="T27">codDisciplina</text:span>”:”<text:span text:style-name="T27">MO409</text:span>”,</text:p>
            <text:p text:style-name="P18"><text:s text:c="24"/>“<text:span text:style-name="T27">nomeDisciplina</text:span>”:”<text:span text:style-name="T27">Engenharia de Software I”</text:span></text:p>
            <text:p text:style-name="P18"><text:s text:c="17"/><text:span text:style-name="T27">},</text:span></text:p>
            <text:p text:style-name="P18"><text:s text:c="17"/><text:span text:style-name="T27">{ </text:span></text:p>
            <text:p text:style-name="P18"><text:span text:style-name="T27"><text:s text:c="24"/>“idTurma”: “1”,</text:span></text:p>
            <text:p text:style-name="P18"><text:s text:c="24"/>“<text:span text:style-name="T27">codTurma</text:span>”:”<text:span text:style-name="T27">A</text:span>”,</text:p>
            <text:p text:style-name="P18"><text:s text:c="24"/>“<text:span text:style-name="T27">codDisciplina</text:span>”:”<text:span text:style-name="T27">MO409</text:span>”,</text:p>
            <text:p text:style-name="P18"><text:s text:c="24"/>“<text:span text:style-name="T27">nomeDisciplina</text:span>”:”<text:span text:style-name="T27">Engenharia de Software I”</text:span></text:p>
            <text:p text:style-name="P18"><text:soft-page-break/><text:s text:c="17"/><text:span text:style-name="T27">}],</text:span></text:p>
            <text:p text:style-name="P18"><text:s text:c="6"/>“<text:span text:style-name="T29">frequencia”: [ </text:span></text:p>
            <text:p text:style-name="P18"><text:span text:style-name="T27"><text:s text:c="16"/>{ </text:span></text:p>
            <text:p text:style-name="P18"><text:span text:style-name="T27"><text:s text:c="24"/>“raAluno”: “161255”,</text:span></text:p>
            <text:p text:style-name="P18"><text:s text:c="24"/>“<text:span text:style-name="T29">nome</text:span>”:”<text:span text:style-name="T29">Lucas Augusto Carvalho</text:span>”,</text:p>
            <text:p text:style-name="P18"><text:s text:c="24"/>“<text:span text:style-name="T29">status</text:span>”:”<text:span text:style-name="T29">Presente</text:span>”</text:p>
            <text:p text:style-name="P18"><text:s text:c="17"/><text:span text:style-name="T27">},</text:span></text:p>
            <text:p text:style-name="P18"><text:s text:c="17"/><text:span text:style-name="T27">{ </text:span></text:p>
            <text:p text:style-name="P18"><text:span text:style-name="T27"><text:s text:c="24"/>“raAluno”: “121551”,</text:span></text:p>
            <text:p text:style-name="P18"><text:s text:c="24"/>“<text:span text:style-name="T29">nome</text:span>”:”<text:span text:style-name="T29">João Ninguém</text:span>”,</text:p>
            <text:p text:style-name="P18"><text:s text:c="24"/>“<text:span text:style-name="T29">status</text:span>”:”<text:span text:style-name="T29">Ausente</text:span>”</text:p>
            <text:p text:style-name="P18"><text:s text:c="17"/><text:span text:style-name="T27">}]</text:span></text:p>
            <text:p text:style-name="P33"><text:span text:style-name="T12">}</text:span></text:p>
          </table:table-cell>
        </table:table-row>
      </table:table>
      <text:p text:style-name="P4"/>
      <text:p text:style-name="P4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ID #</text:p>
          </table:table-cell>
          <table:table-cell table:style-name="Table7.B1" office:value-type="string">
            <text:p text:style-name="P87">7</text:p>
          </table:table-cell>
        </table:table-row>
        <table:table-row>
          <table:table-cell table:style-name="Table7.A1" office:value-type="string">
            <text:p text:style-name="P56">Descrição</text:p>
          </table:table-cell>
          <table:table-cell table:style-name="Table7.B2" office:value-type="string">
            <text:p text:style-name="P74"><text:span text:style-name="T30">Aluno</text:span> – <text:span text:style-name="T30">Visualizar Turma com Chamada Aberta</text:span></text:p>
          </table:table-cell>
        </table:table-row>
        <table:table-row>
          <table:table-cell table:style-name="Table7.A1" office:value-type="string">
            <text:p text:style-name="P56">Perfil</text:p>
          </table:table-cell>
          <table:table-cell table:style-name="Table7.B3" office:value-type="string">
            <text:p text:style-name="P87">Aluno</text:p>
          </table:table-cell>
        </table:table-row>
        <table:table-row>
          <table:table-cell table:style-name="Table7.A1" office:value-type="string">
            <text:p text:style-name="P56">Recurso</text:p>
          </table:table-cell>
          <table:table-cell table:style-name="Table7.B4" office:value-type="string">
            <text:p text:style-name="P66">/<text:span text:style-name="T26">mo409/aluno/chamada</text:span></text:p>
          </table:table-cell>
        </table:table-row>
        <table:table-row>
          <table:table-cell table:style-name="Table7.A1" office:value-type="string">
            <text:p text:style-name="P56">Método</text:p>
          </table:table-cell>
          <table:table-cell table:style-name="Table7.B5" office:value-type="string">
            <text:p text:style-name="P82">GET</text:p>
          </table:table-cell>
        </table:table-row>
        <table:table-row>
          <table:table-cell table:style-name="Table7.A1" office:value-type="string">
            <text:p text:style-name="P107">Request</text:p>
          </table:table-cell>
          <table:table-cell table:style-name="Table7.B6" office:value-type="string">
            <text:list xml:id="list115129925754104" text:continue-numbering="true" text:style-name="L2">
              <text:list-item>
                <text:list>
                  <text:list-item>
                    <text:p text:style-name="P143">Header</text:p>
                    <text:list>
                      <text:list-item>
                        <text:p text:style-name="P143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7.A1" office:value-type="string">
            <text:p text:style-name="P56">Response</text:p>
          </table:table-cell>
          <table:table-cell table:style-name="Table7.B7" office:value-type="string">
            <text:p text:style-name="P98">Sucesso:</text:p>
            <text:list xml:id="list115131512455436" text:continue-numbering="true" text:style-name="L2">
              <text:list-item>
                <text:p text:style-name="P129">Header</text:p>
                <text:list>
                  <text:list-item>
                    <text:p text:style-name="P129"><text:span text:style-name="T11">Content-Type: application/json</text:span></text:p>
                  </text:list-item>
                  <text:list-item>
                    <text:p text:style-name="P120">HTTP Status Code 200</text:p>
                  </text:list-item>
                </text:list>
              </text:list-item>
              <text:list-item>
                <text:p text:style-name="P120">Formato JSON:</text:p>
              </text:list-item>
            </text:list>
            <text:p text:style-name="P45">Exemplo:</text:p>
            <text:p text:style-name="P19">{</text:p>
            <text:p text:style-name="P34"><text:span text:style-name="T12"><text:s text:c="7"/>“</text:span><text:span text:style-name="T13">id</text:span><text:span text:style-name="T18">Chamada</text:span><text:span text:style-name="T13">”</text:span><text:span text:style-name="T12">: “</text:span><text:span text:style-name="T13">1”</text:span><text:span text:style-name="T12">,</text:span></text:p>
            <text:p text:style-name="P19"><text:s text:c="7"/>“<text:span text:style-name="T27">horaInicio”</text:span>: "<text:span text:style-name="T27">10:00</text:span>",</text:p>
            <text:p text:style-name="P19"><text:s text:c="7"/>“<text:span text:style-name="T27">horaFim”</text:span>: "<text:span text:style-name="T27">12:00</text:span>",</text:p>
            <text:p text:style-name="P19"><text:s text:c="7"/>“<text:span text:style-name="T27">dataChamada”: “10/06/2015”,</text:span></text:p>
            <text:p text:style-name="P19"><text:s text:c="7"/>“<text:span text:style-name="T27">turma”: </text:span></text:p>
            <text:p text:style-name="P19"><text:span text:style-name="T27"><text:s text:c="16"/>{ </text:span></text:p>
            <text:p text:style-name="P19"><text:span text:style-name="T27"><text:s text:c="24"/>“idTurma”: “1”,</text:span></text:p>
            <text:p text:style-name="P19"><text:soft-page-break/><text:s text:c="24"/>“<text:span text:style-name="T27">codTurma</text:span>”:”<text:span text:style-name="T27">A</text:span>”,</text:p>
            <text:p text:style-name="P19"><text:s text:c="24"/>“<text:span text:style-name="T27">codDisciplina</text:span>”:”<text:span text:style-name="T27">MO409</text:span>”,</text:p>
            <text:p text:style-name="P19"><text:s text:c="24"/>“<text:span text:style-name="T27">nomeDisciplina</text:span>”:”<text:span text:style-name="T27">Engenharia de Software I”</text:span></text:p>
            <text:p text:style-name="P19"><text:s text:c="17"/><text:span text:style-name="T27">}</text:span></text:p>
            <text:p text:style-name="P34"><text:span text:style-name="T12">}</text:span></text:p>
          </table:table-cell>
        </table:table-row>
      </table:table>
      <text:p text:style-name="P5"/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7">ID #</text:p>
          </table:table-cell>
          <table:table-cell table:style-name="Table8.B1" office:value-type="string">
            <text:p text:style-name="P91">8</text:p>
          </table:table-cell>
        </table:table-row>
        <table:table-row>
          <table:table-cell table:style-name="Table8.A1" office:value-type="string">
            <text:p text:style-name="P57">Descrição</text:p>
          </table:table-cell>
          <table:table-cell table:style-name="Table8.B2" office:value-type="string">
            <text:p text:style-name="P75"><text:span text:style-name="T30">Aluno</text:span> – <text:span text:style-name="T31">Fazer CheckIn</text:span></text:p>
          </table:table-cell>
        </table:table-row>
        <table:table-row>
          <table:table-cell table:style-name="Table8.A1" office:value-type="string">
            <text:p text:style-name="P57">Perfil</text:p>
          </table:table-cell>
          <table:table-cell table:style-name="Table8.B3" office:value-type="string">
            <text:p text:style-name="P88">Aluno</text:p>
          </table:table-cell>
        </table:table-row>
        <table:table-row>
          <table:table-cell table:style-name="Table8.A1" office:value-type="string">
            <text:p text:style-name="P57">Recurso</text:p>
          </table:table-cell>
          <table:table-cell table:style-name="Table8.B4" office:value-type="string">
            <text:p text:style-name="P67">/<text:span text:style-name="T26">mo409/aluno/chamada/{idChamada}/checkin</text:span></text:p>
          </table:table-cell>
        </table:table-row>
        <table:table-row>
          <table:table-cell table:style-name="Table8.A1" office:value-type="string">
            <text:p text:style-name="P57">Método</text:p>
          </table:table-cell>
          <table:table-cell table:style-name="Table8.B5" office:value-type="string">
            <text:p text:style-name="P83">GET</text:p>
          </table:table-cell>
        </table:table-row>
        <table:table-row>
          <table:table-cell table:style-name="Table8.A1" office:value-type="string">
            <text:p text:style-name="P108">Request</text:p>
          </table:table-cell>
          <table:table-cell table:style-name="Table8.B6" office:value-type="string">
            <text:list xml:id="list115131419439157" text:continue-numbering="true" text:style-name="L2">
              <text:list-item>
                <text:list>
                  <text:list-item>
                    <text:p text:style-name="P144">Header</text:p>
                    <text:list>
                      <text:list-item>
                        <text:p text:style-name="P144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8.A1" office:value-type="string">
            <text:p text:style-name="P57">Response</text:p>
          </table:table-cell>
          <table:table-cell table:style-name="Table8.B7" office:value-type="string">
            <text:p text:style-name="P99">Sucesso:</text:p>
            <text:list xml:id="list115130202084623" text:continue-numbering="true" text:style-name="L2">
              <text:list-item>
                <text:p text:style-name="P130">Header</text:p>
                <text:list>
                  <text:list-item>
                    <text:p text:style-name="P130"><text:span text:style-name="T11">Content-Type: application/json</text:span></text:p>
                  </text:list-item>
                  <text:list-item>
                    <text:p text:style-name="P121">HTTP Status Code 200</text:p>
                  </text:list-item>
                </text:list>
              </text:list-item>
              <text:list-item>
                <text:p text:style-name="P121">Formato JSON:</text:p>
              </text:list-item>
            </text:list>
            <text:p text:style-name="P46">Exemplo:</text:p>
            <text:p text:style-name="P20">{</text:p>
            <text:p text:style-name="P35"><text:span text:style-name="T12"><text:s text:c="7"/>“</text:span><text:span text:style-name="T13">id</text:span><text:span text:style-name="T20">Tick</text:span><text:span text:style-name="T13">”</text:span><text:span text:style-name="T12">: “</text:span><text:span text:style-name="T13">1”</text:span><text:span text:style-name="T12">,</text:span></text:p>
            <text:p text:style-name="P20"><text:s text:c="7"/>“<text:span text:style-name="T32">dataHoraTick”</text:span>: "<text:span text:style-name="T32">20/05/2015 10:00</text:span>",</text:p>
            <text:p text:style-name="P21"><text:s text:c="7"/>“<text:span text:style-name="T21">idChamada”</text:span>: “<text:span text:style-name="T21">1”</text:span>,</text:p>
            <text:p text:style-name="P20"><text:s text:c="7"/>“<text:span text:style-name="T27">dataChamada”: “10/06/2015”,</text:span></text:p>
            <text:p text:style-name="P21"><text:s text:c="7"/>“<text:span text:style-name="T32">horaInicioChamada”</text:span>: “<text:span text:style-name="T32">20:00”</text:span>,</text:p>
            <text:p text:style-name="P20"><text:s text:c="7"/>“<text:span text:style-name="T27">turma”: </text:span></text:p>
            <text:p text:style-name="P20"><text:span text:style-name="T27"><text:s text:c="16"/>{ </text:span></text:p>
            <text:p text:style-name="P20"><text:span text:style-name="T27"><text:s text:c="24"/>“idTurma”: “1”,</text:span></text:p>
            <text:p text:style-name="P20"><text:s text:c="24"/>“<text:span text:style-name="T27">codTurma</text:span>”:”<text:span text:style-name="T27">A</text:span>”,</text:p>
            <text:p text:style-name="P20"><text:s text:c="24"/>“<text:span text:style-name="T27">codDisciplina</text:span>”:”<text:span text:style-name="T27">MO409</text:span>”,</text:p>
            <text:p text:style-name="P20"><text:s text:c="24"/>“<text:span text:style-name="T27">nomeDisciplina</text:span>”:”<text:span text:style-name="T27">Engenharia de Software I”</text:span></text:p>
            <text:p text:style-name="P20"><text:s text:c="17"/><text:span text:style-name="T27">}</text:span></text:p>
            <text:p text:style-name="P35"><text:span text:style-name="T12">}</text:span></text:p>
          </table:table-cell>
        </table:table-row>
      </table:table>
      <text:p text:style-name="P6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8">ID #</text:p>
          </table:table-cell>
          <table:table-cell table:style-name="Table9.B1" office:value-type="string">
            <text:p text:style-name="P92">9</text:p>
          </table:table-cell>
        </table:table-row>
        <text:soft-page-break/>
        <table:table-row>
          <table:table-cell table:style-name="Table9.A1" office:value-type="string">
            <text:p text:style-name="P58">Descrição</text:p>
          </table:table-cell>
          <table:table-cell table:style-name="Table9.B2" office:value-type="string">
            <text:p text:style-name="P76"><text:span text:style-name="T30">Aluno</text:span> – <text:span text:style-name="T31">Fazer Checkout</text:span></text:p>
          </table:table-cell>
        </table:table-row>
        <table:table-row>
          <table:table-cell table:style-name="Table9.A1" office:value-type="string">
            <text:p text:style-name="P58">Perfil</text:p>
          </table:table-cell>
          <table:table-cell table:style-name="Table9.B3" office:value-type="string">
            <text:p text:style-name="P89">Aluno</text:p>
          </table:table-cell>
        </table:table-row>
        <table:table-row>
          <table:table-cell table:style-name="Table9.A1" office:value-type="string">
            <text:p text:style-name="P58">Recurso</text:p>
          </table:table-cell>
          <table:table-cell table:style-name="Table9.B4" office:value-type="string">
            <text:p text:style-name="P68">/<text:span text:style-name="T26">mo409/aluno/chamada/{idChamada}/checkout</text:span></text:p>
          </table:table-cell>
        </table:table-row>
        <table:table-row>
          <table:table-cell table:style-name="Table9.A1" office:value-type="string">
            <text:p text:style-name="P58">Método</text:p>
          </table:table-cell>
          <table:table-cell table:style-name="Table9.B5" office:value-type="string">
            <text:p text:style-name="P84">GET</text:p>
          </table:table-cell>
        </table:table-row>
        <table:table-row>
          <table:table-cell table:style-name="Table9.A1" office:value-type="string">
            <text:p text:style-name="P109">Request</text:p>
          </table:table-cell>
          <table:table-cell table:style-name="Table9.B6" office:value-type="string">
            <text:list xml:id="list115131356584970" text:continue-numbering="true" text:style-name="L2">
              <text:list-item>
                <text:list>
                  <text:list-item>
                    <text:p text:style-name="P145">Header</text:p>
                    <text:list>
                      <text:list-item>
                        <text:p text:style-name="P145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9.A1" office:value-type="string">
            <text:p text:style-name="P58">Response</text:p>
          </table:table-cell>
          <table:table-cell table:style-name="Table9.B7" office:value-type="string">
            <text:p text:style-name="P100">Sucesso:</text:p>
            <text:list xml:id="list115129772608615" text:continue-numbering="true" text:style-name="L2">
              <text:list-item>
                <text:p text:style-name="P131">Header</text:p>
                <text:list>
                  <text:list-item>
                    <text:p text:style-name="P131"><text:span text:style-name="T11">Content-Type: application/json</text:span></text:p>
                  </text:list-item>
                  <text:list-item>
                    <text:p text:style-name="P122">HTTP Status Code 200</text:p>
                  </text:list-item>
                </text:list>
              </text:list-item>
              <text:list-item>
                <text:p text:style-name="P122">Formato JSON:</text:p>
              </text:list-item>
            </text:list>
            <text:p text:style-name="P47">Exemplo:</text:p>
            <text:p text:style-name="P22">{</text:p>
            <text:p text:style-name="P36"><text:span text:style-name="T12"><text:s text:c="7"/>“</text:span><text:span text:style-name="T13">id</text:span><text:span text:style-name="T20">Tick</text:span><text:span text:style-name="T13">”</text:span><text:span text:style-name="T12">: “</text:span><text:span text:style-name="T13">1”</text:span><text:span text:style-name="T12">,</text:span></text:p>
            <text:p text:style-name="P22"><text:s text:c="7"/>“<text:span text:style-name="T32">dataHoraTick”</text:span>: "<text:span text:style-name="T32">20/05/2015 10:00</text:span>",</text:p>
            <text:p text:style-name="P22"><text:s text:c="7"/>“<text:span text:style-name="T21">idChamada”</text:span>: “<text:span text:style-name="T21">1”</text:span>,</text:p>
            <text:p text:style-name="P22"><text:s text:c="7"/>“<text:span text:style-name="T27">dataChamada”: “10/06/2015”,</text:span></text:p>
            <text:p text:style-name="P22"><text:s text:c="7"/>“<text:span text:style-name="T32">horaInicioChamada”</text:span>: “<text:span text:style-name="T32">20:00”</text:span>,</text:p>
            <text:p text:style-name="P22"><text:s text:c="7"/>“<text:span text:style-name="T27">turma”: </text:span></text:p>
            <text:p text:style-name="P22"><text:span text:style-name="T27"><text:s text:c="16"/>{ </text:span></text:p>
            <text:p text:style-name="P22"><text:span text:style-name="T27"><text:s text:c="24"/>“idTurma”: “1”,</text:span></text:p>
            <text:p text:style-name="P22"><text:s text:c="24"/>“<text:span text:style-name="T27">codTurma</text:span>”:”<text:span text:style-name="T27">A</text:span>”,</text:p>
            <text:p text:style-name="P22"><text:s text:c="24"/>“<text:span text:style-name="T27">codDisciplina</text:span>”:”<text:span text:style-name="T27">MO409</text:span>”,</text:p>
            <text:p text:style-name="P22"><text:s text:c="24"/>“<text:span text:style-name="T27">nomeDisciplina</text:span>”:”<text:span text:style-name="T27">Engenharia de Software I”</text:span></text:p>
            <text:p text:style-name="P22"><text:s text:c="17"/><text:span text:style-name="T27">}</text:span></text:p>
            <text:p text:style-name="P36"><text:span text:style-name="T12">}</text:span></text:p>
          </table:table-cell>
        </table:table-row>
      </table:table>
      <text:p text:style-name="P7"/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8">ID #</text:p>
          </table:table-cell>
          <table:table-cell table:style-name="Table10.B1" office:value-type="string">
            <text:p text:style-name="P92">10</text:p>
          </table:table-cell>
        </table:table-row>
        <table:table-row>
          <table:table-cell table:style-name="Table10.A2" office:value-type="string">
            <text:p text:style-name="P59">Descrição</text:p>
          </table:table-cell>
          <table:table-cell table:style-name="Table10.B2" office:value-type="string">
            <text:p text:style-name="P77"><text:span text:style-name="T30">Aluno</text:span> – <text:span text:style-name="T33">Enviar Tick</text:span></text:p>
          </table:table-cell>
        </table:table-row>
        <table:table-row>
          <table:table-cell table:style-name="Table10.A1" office:value-type="string">
            <text:p text:style-name="P59">Perfil</text:p>
          </table:table-cell>
          <table:table-cell table:style-name="Table10.B3" office:value-type="string">
            <text:p text:style-name="P90">Aluno</text:p>
          </table:table-cell>
        </table:table-row>
        <table:table-row>
          <table:table-cell table:style-name="Table10.A1" office:value-type="string">
            <text:p text:style-name="P59">Recurso</text:p>
          </table:table-cell>
          <table:table-cell table:style-name="Table10.B4" office:value-type="string">
            <text:p text:style-name="P69">/<text:span text:style-name="T26">mo409/aluno/chamada/{idChamada}/enviartick</text:span></text:p>
          </table:table-cell>
        </table:table-row>
        <table:table-row>
          <table:table-cell table:style-name="Table10.A1" office:value-type="string">
            <text:p text:style-name="P59">Método</text:p>
          </table:table-cell>
          <table:table-cell table:style-name="Table10.B5" office:value-type="string">
            <text:p text:style-name="P85">GET</text:p>
          </table:table-cell>
        </table:table-row>
        <table:table-row>
          <table:table-cell table:style-name="Table10.A1" office:value-type="string">
            <text:p text:style-name="P110">Request</text:p>
          </table:table-cell>
          <table:table-cell table:style-name="Table10.B6" office:value-type="string">
            <text:list xml:id="list115131079396171" text:continue-numbering="true" text:style-name="L2">
              <text:list-item>
                <text:list>
                  <text:list-item>
                    <text:p text:style-name="P146">Header</text:p>
                    <text:list>
                      <text:list-item>
                        <text:p text:style-name="P146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0.A1" office:value-type="string">
            <text:p text:style-name="P59">Response</text:p>
          </table:table-cell>
          <table:table-cell table:style-name="Table10.B7" office:value-type="string">
            <text:p text:style-name="P101">Sucesso:</text:p>
            <text:list xml:id="list115130230729660" text:continue-numbering="true" text:style-name="L2">
              <text:list-item>
                <text:p text:style-name="P132">Header</text:p>
                <text:list>
                  <text:list-item>
                    <text:p text:style-name="P132"><text:span text:style-name="T11">Content-Type: application/json</text:span></text:p>
                  </text:list-item>
                  <text:list-item>
                    <text:p text:style-name="P123"><text:soft-page-break/>HTTP Status Code 200</text:p>
                  </text:list-item>
                </text:list>
              </text:list-item>
              <text:list-item>
                <text:p text:style-name="P123">Formato JSON:</text:p>
              </text:list-item>
            </text:list>
            <text:p text:style-name="P48">Exemplo:</text:p>
            <text:p text:style-name="P23">{</text:p>
            <text:p text:style-name="P37"><text:span text:style-name="T12"><text:s text:c="7"/>“</text:span><text:span text:style-name="T13">id</text:span><text:span text:style-name="T20">Tick</text:span><text:span text:style-name="T13">”</text:span><text:span text:style-name="T12">: “</text:span><text:span text:style-name="T13">1”</text:span><text:span text:style-name="T12">,</text:span></text:p>
            <text:p text:style-name="P23"><text:s text:c="7"/>“<text:span text:style-name="T32">dataHoraTick”</text:span>: "<text:span text:style-name="T32">20/05/2015 10:00</text:span>",</text:p>
            <text:p text:style-name="P23"><text:s text:c="7"/>“<text:span text:style-name="T21">idChamada”</text:span>: “<text:span text:style-name="T21">1”</text:span>,</text:p>
            <text:p text:style-name="P23"><text:s text:c="7"/>“<text:span text:style-name="T27">dataChamada”: “10/06/2015”,</text:span></text:p>
            <text:p text:style-name="P23"><text:s text:c="7"/>“<text:span text:style-name="T32">horaInicioChamada”</text:span>: “<text:span text:style-name="T32">20:00”</text:span>,</text:p>
            <text:p text:style-name="P23"><text:s text:c="7"/>“<text:span text:style-name="T27">turma”: </text:span></text:p>
            <text:p text:style-name="P23"><text:span text:style-name="T27"><text:s text:c="16"/>{ </text:span></text:p>
            <text:p text:style-name="P23"><text:span text:style-name="T27"><text:s text:c="24"/>“idTurma”: “1”,</text:span></text:p>
            <text:p text:style-name="P23"><text:s text:c="24"/>“<text:span text:style-name="T27">codTurma</text:span>”:”<text:span text:style-name="T27">A</text:span>”,</text:p>
            <text:p text:style-name="P23"><text:s text:c="24"/>“<text:span text:style-name="T27">codDisciplina</text:span>”:”<text:span text:style-name="T27">MO409</text:span>”,</text:p>
            <text:p text:style-name="P23"><text:s text:c="24"/>“<text:span text:style-name="T27">nomeDisciplina</text:span>”:”<text:span text:style-name="T27">Engenharia de Software I”</text:span></text:p>
            <text:p text:style-name="P23"><text:s text:c="17"/><text:span text:style-name="T27">}</text:span></text:p>
            <text:p text:style-name="P37"><text:span text:style-name="T12">}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ato" svg:font-family="Lato, Helvetica, Arial, sans-serif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07:53:17.243860131</meta:creation-date>
    <dc:date>2015-06-12T11:51:29.640166619</dc:date>
    <meta:editing-duration>PT3H52M45S</meta:editing-duration>
    <meta:editing-cycles>25</meta:editing-cycles>
    <meta:generator>LibreOffice/4.2.8.2$Linux_X86_64 LibreOffice_project/420m0$Build-2</meta:generator>
    <meta:document-statistic meta:table-count="10" meta:image-count="0" meta:object-count="0" meta:page-count="9" meta:paragraph-count="371" meta:word-count="670" meta:character-count="6881" meta:non-whitespace-character-count="4743"/>
  </office:meta>
</office:document-meta>
</file>